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5" calcext:value-type="float">
            <text:p>365</text:p>
          </table:table-cell>
          <table:table-cell table:formula="of:=[.D13]/[.$D$13]" office:value-type="float" office:value="1" calcext:value-type="float">
            <text:p>1</text:p>
          </table:table-cell>
          <table:table-cell table:formula="of:=PRODUCT([.E13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table:formula="of:=[.D14]/[.$D$13]" office:value-type="float" office:value="0.997260273972603" calcext:value-type="float">
            <text:p>0.997260274</text:p>
          </table:table-cell>
          <table:table-cell table:formula="of:=PRODUCT([.E13:.E14])" office:value-type="float" office:value="0.997260273972603" calcext:value-type="float">
            <text:p>0.99726027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table:formula="of:=[.D15]/[.$D$13]" office:value-type="float" office:value="0.994520547945205" calcext:value-type="float">
            <text:p>0.9945205479</text:p>
          </table:table-cell>
          <table:table-cell table:formula="of:=PRODUCT([.E13:.E15])" office:value-type="float" office:value="0.991795834115219" calcext:value-type="float">
            <text:p>0.991795834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table:formula="of:=[.D16]/[.$D$13]" office:value-type="float" office:value="0.991780821917808" calcext:value-type="float">
            <text:p>0.9917808219</text:p>
          </table:table-cell>
          <table:table-cell table:formula="of:=PRODUCT([.E13:.E16])" office:value-type="float" office:value="0.98364408753345" calcext:value-type="float">
            <text:p>0.983644087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table:formula="of:=[.D17]/[.$D$13]" office:value-type="float" office:value="0.989041095890411" calcext:value-type="float">
            <text:p>0.9890410959</text:p>
          </table:table-cell>
          <table:table-cell table:formula="of:=PRODUCT([.E13:.E17])" office:value-type="float" office:value="0.972864426300207" calcext:value-type="float">
            <text:p>0.972864426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table:formula="of:=[.D18]/[.$D$13]" office:value-type="float" office:value="0.986301369863014" calcext:value-type="float">
            <text:p>0.9863013699</text:p>
          </table:table-cell>
          <table:table-cell table:formula="of:=PRODUCT([.E13:.E18])" office:value-type="float" office:value="0.959537516350889" calcext:value-type="float">
            <text:p>0.959537516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9" calcext:value-type="float">
            <text:p>359</text:p>
          </table:table-cell>
          <table:table-cell table:formula="of:=[.D19]/[.$D$13]" office:value-type="float" office:value="0.983561643835616" calcext:value-type="float">
            <text:p>0.9835616438</text:p>
          </table:table-cell>
          <table:table-cell table:formula="of:=PRODUCT([.E13:.E19])" office:value-type="float" office:value="0.943764296904025" calcext:value-type="float">
            <text:p>0.943764296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58" calcext:value-type="float">
            <text:p>358</text:p>
          </table:table-cell>
          <table:table-cell table:formula="of:=[.D20]/[.$D$13]" office:value-type="float" office:value="0.980821917808219" calcext:value-type="float">
            <text:p>0.9808219178</text:p>
          </table:table-cell>
          <table:table-cell table:formula="of:=PRODUCT([.E13:.E20])" office:value-type="float" office:value="0.925664707648331" calcext:value-type="float">
            <text:p>0.925664707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57" calcext:value-type="float">
            <text:p>357</text:p>
          </table:table-cell>
          <table:table-cell table:formula="of:=[.D21]/[.$D$13]" office:value-type="float" office:value="0.978082191780822" calcext:value-type="float">
            <text:p>0.9780821918</text:p>
          </table:table-cell>
          <table:table-cell table:formula="of:=PRODUCT([.E13:.E21])" office:value-type="float" office:value="0.905376166110833" calcext:value-type="float">
            <text:p>0.905376166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56" calcext:value-type="float">
            <text:p>356</text:p>
          </table:table-cell>
          <table:table-cell table:formula="of:=[.D22]/[.$D$13]" office:value-type="float" office:value="0.975342465753425" calcext:value-type="float">
            <text:p>0.9753424658</text:p>
          </table:table-cell>
          <table:table-cell table:formula="of:=PRODUCT([.E13:.E22])" office:value-type="float" office:value="0.883051822288922" calcext:value-type="float">
            <text:p>0.8830518223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55" calcext:value-type="float">
            <text:p>355</text:p>
          </table:table-cell>
          <table:table-cell table:formula="of:=[.D23]/[.$D$13]" office:value-type="float" office:value="0.972602739726027" calcext:value-type="float">
            <text:p>0.9726027397</text:p>
          </table:table-cell>
          <table:table-cell table:formula="of:=PRODUCT([.E13:.E23])" office:value-type="float" office:value="0.858858621678267" calcext:value-type="float">
            <text:p>0.858858621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54" calcext:value-type="float">
            <text:p>354</text:p>
          </table:table-cell>
          <table:table-cell table:formula="of:=[.D24]/[.$D$13]" office:value-type="float" office:value="0.96986301369863" calcext:value-type="float">
            <text:p>0.9698630137</text:p>
          </table:table-cell>
          <table:table-cell table:formula="of:=PRODUCT([.E13:.E24])" office:value-type="float" office:value="0.832975211161936" calcext:value-type="float">
            <text:p>0.8329752112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53" calcext:value-type="float">
            <text:p>353</text:p>
          </table:table-cell>
          <table:table-cell table:formula="of:=[.D25]/[.$D$13]" office:value-type="float" office:value="0.967123287671233" calcext:value-type="float">
            <text:p>0.9671232877</text:p>
          </table:table-cell>
          <table:table-cell table:formula="of:=PRODUCT([.E13:.E25])" office:value-type="float" office:value="0.80558972476757" calcext:value-type="float">
            <text:p>0.805589724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table:formula="of:=[.D26]/[.$D$13]" office:value-type="float" office:value="0.964383561643836" calcext:value-type="float">
            <text:p>0.9643835616</text:p>
          </table:table-cell>
          <table:table-cell table:formula="of:=PRODUCT([.E13:.E26])" office:value-type="float" office:value="0.776897487995027" calcext:value-type="float">
            <text:p>0.776897488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51" calcext:value-type="float">
            <text:p>351</text:p>
          </table:table-cell>
          <table:table-cell table:formula="of:=[.D27]/[.$D$13]" office:value-type="float" office:value="0.961643835616438" calcext:value-type="float">
            <text:p>0.9616438356</text:p>
          </table:table-cell>
          <table:table-cell table:formula="of:=PRODUCT([.E13:.E27])" office:value-type="float" office:value="0.747098680236314" calcext:value-type="float">
            <text:p>0.747098680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50" calcext:value-type="float">
            <text:p>350</text:p>
          </table:table-cell>
          <table:table-cell table:formula="of:=[.D28]/[.$D$13]" office:value-type="float" office:value="0.958904109589041" calcext:value-type="float">
            <text:p>0.9589041096</text:p>
          </table:table-cell>
          <table:table-cell table:formula="of:=PRODUCT([.E13:.E28])" office:value-type="float" office:value="0.71639599474715" calcext:value-type="float">
            <text:p>0.7163959947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49" calcext:value-type="float">
            <text:p>349</text:p>
          </table:table-cell>
          <table:table-cell table:formula="of:=[.D29]/[.$D$13]" office:value-type="float" office:value="0.956164383561644" calcext:value-type="float">
            <text:p>0.9561643836</text:p>
          </table:table-cell>
          <table:table-cell table:formula="of:=PRODUCT([.E13:.E29])" office:value-type="float" office:value="0.684992334703439" calcext:value-type="float">
            <text:p>0.684992334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8" calcext:value-type="float">
            <text:p>348</text:p>
          </table:table-cell>
          <table:table-cell table:formula="of:=[.D30]/[.$D$13]" office:value-type="float" office:value="0.953424657534247" calcext:value-type="float">
            <text:p>0.9534246575</text:p>
          </table:table-cell>
          <table:table-cell table:formula="of:=PRODUCT([.E18:.E30])" office:value-type="float" office:value="0.671304823645264" calcext:value-type="float">
            <text:p>0.671304823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  <table:table-cell table:formula="of:=[.D31]/[.$D$13]" office:value-type="float" office:value="0.950684931506849" calcext:value-type="float">
            <text:p>0.9506849315</text:p>
          </table:table-cell>
          <table:table-cell table:formula="of:=PRODUCT([.E19:.E31])" office:value-type="float" office:value="0.647063260569185" calcext:value-type="float">
            <text:p>0.647063260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table:formula="of:=[.D32]/[.$D$13]" office:value-type="float" office:value="0.947945205479452" calcext:value-type="float">
            <text:p>0.9479452055</text:p>
          </table:table-cell>
          <table:table-cell table:formula="of:=PRODUCT([.E20:.E32])" office:value-type="float" office:value="0.623632000437153" calcext:value-type="float">
            <text:p>0.623632000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45" calcext:value-type="float">
            <text:p>345</text:p>
          </table:table-cell>
          <table:table-cell table:formula="of:=[.D33]/[.$D$13]" office:value-type="float" office:value="0.945205479452055" calcext:value-type="float">
            <text:p>0.9452054795</text:p>
          </table:table-cell>
          <table:table-cell table:formula="of:=PRODUCT([.E21:.E33])" office:value-type="float" office:value="0.600986145672675" calcext:value-type="float">
            <text:p>0.6009861457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44" calcext:value-type="float">
            <text:p>344</text:p>
          </table:table-cell>
          <table:table-cell table:formula="of:=[.D34]/[.$D$13]" office:value-type="float" office:value="0.942465753424658" calcext:value-type="float">
            <text:p>0.9424657534</text:p>
          </table:table-cell>
          <table:table-cell table:formula="of:=PRODUCT([.E22:.E34])" office:value-type="float" office:value="0.579101496110365" calcext:value-type="float">
            <text:p>0.579101496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43" calcext:value-type="float">
            <text:p>343</text:p>
          </table:table-cell>
          <table:table-cell table:formula="of:=[.D35]/[.$D$13]" office:value-type="float" office:value="0.93972602739726" calcext:value-type="float">
            <text:p>0.9397260274</text:p>
          </table:table-cell>
          <table:table-cell table:formula="of:=PRODUCT([.E13:.E35])" office:value-type="float" office:value="0.492702765676014" calcext:value-type="float">
            <text:p>0.4927027657</text:p>
          </table:table-cell>
        </table:table-row>
        <table:table-row table:style-name="ro1">
          <table:table-cell table:number-columns-repeated="3"/>
          <table:table-cell office:value-type="float" office:value="342" calcext:value-type="float">
            <text:p>342</text:p>
          </table:table-cell>
          <table:table-cell table:formula="of:=[.D36]/[.$D$13]" office:value-type="float" office:value="0.936986301369863" calcext:value-type="float">
            <text:p>0.9369863014</text:p>
          </table:table-cell>
          <table:table-cell table:formula="of:=PRODUCT([.E24:.E36])" office:value-type="float" office:value="0.537522393596475" calcext:value-type="float">
            <text:p>0.5375223936</text:p>
          </table:table-cell>
        </table:table-row>
        <table:table-row table:style-name="ro1">
          <table:table-cell table:number-columns-repeated="3"/>
          <table:table-cell office:value-type="float" office:value="341" calcext:value-type="float">
            <text:p>341</text:p>
          </table:table-cell>
          <table:table-cell table:formula="of:=[.D37]/[.$D$13]" office:value-type="float" office:value="0.934246575342466" calcext:value-type="float">
            <text:p>0.9342465753</text:p>
          </table:table-cell>
          <table:table-cell table:formula="of:=PRODUCT([.E25:.E37])" office:value-type="float" office:value="0.517782870667791" calcext:value-type="float">
            <text:p>0.5177828707</text:p>
          </table:table-cell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formula="of:=[.D38]/[.$D$13]" office:value-type="float" office:value="0.931506849315068" calcext:value-type="float">
            <text:p>0.9315068493</text:p>
          </table:table-cell>
          <table:table-cell table:formula="of:=PRODUCT([.E26:.E38])" office:value-type="float" office:value="0.498714379680025" calcext:value-type="float">
            <text:p>0.4987143797</text:p>
          </table:table-cell>
        </table:table-row>
        <table:table-row table:style-name="ro1">
          <table:table-cell table:number-columns-repeated="3"/>
          <table:table-cell office:value-type="float" office:value="339" calcext:value-type="float">
            <text:p>339</text:p>
          </table:table-cell>
          <table:table-cell table:formula="of:=[.D39]/[.$D$13]" office:value-type="float" office:value="0.928767123287671" calcext:value-type="float">
            <text:p>0.9287671233</text:p>
          </table:table-cell>
          <table:table-cell table:formula="of:=PRODUCT([.E27:.E39])" office:value-type="float" office:value="0.480295950885024" calcext:value-type="float">
            <text:p>0.4802959509</text:p>
          </table:table-cell>
        </table:table-row>
        <table:table-row table:style-name="ro1">
          <table:table-cell table:number-columns-repeated="3"/>
          <table:table-cell office:value-type="float" office:value="338" calcext:value-type="float">
            <text:p>338</text:p>
          </table:table-cell>
          <table:table-cell table:formula="of:=[.D40]/[.$D$13]" office:value-type="float" office:value="0.926027397260274" calcext:value-type="float">
            <text:p>0.9260273973</text:p>
          </table:table-cell>
          <table:table-cell table:formula="of:=PRODUCT([.E28:.E40])" office:value-type="float" office:value="0.462507211963357" calcext:value-type="float">
            <text:p>0.462507212</text:p>
          </table:table-cell>
        </table:table-row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table:formula="of:=[.D41]/[.$D$13]" office:value-type="float" office:value="0.923287671232877" calcext:value-type="float">
            <text:p>0.9232876712</text:p>
          </table:table-cell>
          <table:table-cell table:formula="of:=PRODUCT([.E29:.E41])" office:value-type="float" office:value="0.44532837266186" calcext:value-type="float">
            <text:p>0.4453283727</text:p>
          </table:table-cell>
        </table:table-row>
        <table:table-row table:style-name="ro1">
          <table:table-cell table:number-columns-repeated="3"/>
          <table:table-cell office:value-type="float" office:value="336" calcext:value-type="float">
            <text:p>336</text:p>
          </table:table-cell>
          <table:table-cell table:formula="of:=[.D42]/[.$D$13]" office:value-type="float" office:value="0.920547945205479" calcext:value-type="float">
            <text:p>0.9205479452</text:p>
          </table:table-cell>
          <table:table-cell table:formula="of:=PRODUCT([.E30:.E42])" office:value-type="float" office:value="0.428740209783338" calcext:value-type="float">
            <text:p>0.4287402098</text:p>
          </table:table-cell>
        </table:table-row>
        <table:table-row table:style-name="ro1">
          <table:table-cell table:number-columns-repeated="3"/>
          <table:table-cell office:value-type="float" office:value="335" calcext:value-type="float">
            <text:p>335</text:p>
          </table:table-cell>
          <table:table-cell table:formula="of:=[.D43]/[.$D$13]" office:value-type="float" office:value="0.917808219178082" calcext:value-type="float">
            <text:p>0.9178082192</text:p>
          </table:table-cell>
          <table:table-cell table:formula="of:=PRODUCT([.E31:.E43])" office:value-type="float" office:value="0.412724052521317" calcext:value-type="float">
            <text:p>0.4127240525</text:p>
          </table:table-cell>
        </table:table-row>
        <table:table-row table:style-name="ro1">
          <table:table-cell table:number-columns-repeated="3"/>
          <table:table-cell office:value-type="float" office:value="334" calcext:value-type="float">
            <text:p>334</text:p>
          </table:table-cell>
          <table:table-cell table:formula="of:=[.D44]/[.$D$13]" office:value-type="float" office:value="0.915068493150685" calcext:value-type="float">
            <text:p>0.9150684932</text:p>
          </table:table-cell>
          <table:table-cell table:formula="of:=PRODUCT([.E32:.E44])" office:value-type="float" office:value="0.39726176813291" calcext:value-type="float">
            <text:p>0.3972617681</text:p>
          </table:table-cell>
        </table:table-row>
        <table:table-row table:style-name="ro1">
          <table:table-cell table:number-columns-repeated="3"/>
          <table:table-cell office:value-type="float" office:value="333" calcext:value-type="float">
            <text:p>333</text:p>
          </table:table-cell>
          <table:table-cell table:formula="of:=[.D45]/[.$D$13]" office:value-type="float" office:value="0.912328767123288" calcext:value-type="float">
            <text:p>0.9123287671</text:p>
          </table:table-cell>
          <table:table-cell table:formula="of:=PRODUCT([.E33:.E45])" office:value-type="float" office:value="0.382335747942946" calcext:value-type="float">
            <text:p>0.3823357479</text:p>
          </table:table-cell>
        </table:table-row>
        <table:table-row table:style-name="ro1">
          <table:table-cell table:number-columns-repeated="3"/>
          <table:table-cell office:value-type="float" office:value="332" calcext:value-type="float">
            <text:p>332</text:p>
          </table:table-cell>
          <table:table-cell table:formula="of:=[.D46]/[.$D$13]" office:value-type="float" office:value="0.90958904109589" calcext:value-type="float">
            <text:p>0.9095890411</text:p>
          </table:table-cell>
          <table:table-cell table:formula="of:=PRODUCT([.E34:.E46])" office:value-type="float" office:value="0.367928893672632" calcext:value-type="float">
            <text:p>0.3679288937</text:p>
          </table:table-cell>
        </table:table-row>
        <table:table-row table:style-name="ro1">
          <table:table-cell table:number-columns-repeated="3"/>
          <table:table-cell office:value-type="float" office:value="331" calcext:value-type="float">
            <text:p>331</text:p>
          </table:table-cell>
          <table:table-cell table:formula="of:=[.D47]/[.$D$13]" office:value-type="float" office:value="0.906849315068493" calcext:value-type="float">
            <text:p>0.9068493151</text:p>
          </table:table-cell>
          <table:table-cell table:formula="of:=PRODUCT([.E35:.E47])" office:value-type="float" office:value="0.354024604086166" calcext:value-type="float">
            <text:p>0.3540246041</text:p>
          </table:table-cell>
        </table:table-row>
        <table:table-row table:style-name="ro1">
          <table:table-cell table:number-columns-repeated="3"/>
          <table:table-cell office:value-type="float" office:value="330" calcext:value-type="float">
            <text:p>330</text:p>
          </table:table-cell>
          <table:table-cell table:formula="of:=[.D48]/[.$D$13]" office:value-type="float" office:value="0.904109589041096" calcext:value-type="float">
            <text:p>0.904109589</text:p>
          </table:table-cell>
          <table:table-cell table:formula="of:=PRODUCT([.E36:.E48])" office:value-type="float" office:value="0.340606761948789" calcext:value-type="float">
            <text:p>0.3406067619</text:p>
          </table:table-cell>
        </table:table-row>
        <table:table-row table:style-name="ro1">
          <table:table-cell table:number-columns-repeated="3"/>
          <table:table-cell office:value-type="float" office:value="329" calcext:value-type="float">
            <text:p>329</text:p>
          </table:table-cell>
          <table:table-cell table:formula="of:=[.D49]/[.$D$13]" office:value-type="float" office:value="0.901369863013699" calcext:value-type="float">
            <text:p>0.901369863</text:p>
          </table:table-cell>
          <table:table-cell table:formula="of:=PRODUCT([.E37:.E49])" office:value-type="float" office:value="0.327659721289917" calcext:value-type="float">
            <text:p>0.3276597213</text:p>
          </table:table-cell>
        </table:table-row>
        <table:table-row table:style-name="ro1">
          <table:table-cell table:number-columns-repeated="3"/>
          <table:table-cell office:value-type="float" office:value="328" calcext:value-type="float">
            <text:p>328</text:p>
          </table:table-cell>
          <table:table-cell table:formula="of:=[.D50]/[.$D$13]" office:value-type="float" office:value="0.898630136986301" calcext:value-type="float">
            <text:p>0.898630137</text:p>
          </table:table-cell>
          <table:table-cell table:formula="of:=PRODUCT([.E38:.E50])" office:value-type="float" office:value="0.315168294965082" calcext:value-type="float">
            <text:p>0.315168295</text:p>
          </table:table-cell>
        </table:table-row>
        <table:table-row table:style-name="ro1">
          <table:table-cell table:number-columns-repeated="3"/>
          <table:table-cell office:value-type="float" office:value="327" calcext:value-type="float">
            <text:p>327</text:p>
          </table:table-cell>
          <table:table-cell table:formula="of:=[.D51]/[.$D$13]" office:value-type="float" office:value="0.895890410958904" calcext:value-type="float">
            <text:p>0.895890411</text:p>
          </table:table-cell>
          <table:table-cell table:formula="of:=PRODUCT([.E39:.E51])" office:value-type="float" office:value="0.303117742510535" calcext:value-type="float">
            <text:p>0.3031177425</text:p>
          </table:table-cell>
        </table:table-row>
        <table:table-row table:style-name="ro1">
          <table:table-cell table:number-columns-repeated="3"/>
          <table:table-cell office:value-type="float" office:value="326" calcext:value-type="float">
            <text:p>326</text:p>
          </table:table-cell>
          <table:table-cell table:formula="of:=[.D52]/[.$D$13]" office:value-type="float" office:value="0.893150684931507" calcext:value-type="float">
            <text:p>0.8931506849</text:p>
          </table:table-cell>
          <table:table-cell table:formula="of:=PRODUCT([.E40:.E52])" office:value-type="float" office:value="0.291493758284467" calcext:value-type="float">
            <text:p>0.2914937583</text:p>
          </table:table-cell>
        </table:table-row>
        <table:table-row table:style-name="ro1">
          <table:table-cell table:number-columns-repeated="3"/>
          <table:table-cell office:value-type="float" office:value="325" calcext:value-type="float">
            <text:p>325</text:p>
          </table:table-cell>
          <table:table-cell table:formula="of:=[.D53]/[.$D$13]" office:value-type="float" office:value="0.89041095890411" calcext:value-type="float">
            <text:p>0.8904109589</text:p>
          </table:table-cell>
          <table:table-cell table:formula="of:=PRODUCT([.E41:.E53])" office:value-type="float" office:value="0.28028245988891" calcext:value-type="float">
            <text:p>0.2802824599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table:formula="of:=[.D54]/[.$D$13]" office:value-type="float" office:value="0.887671232876712" calcext:value-type="float">
            <text:p>0.8876712329</text:p>
          </table:table-cell>
          <table:table-cell table:formula="of:=PRODUCT([.E42:.E54])" office:value-type="float" office:value="0.269470376866489" calcext:value-type="float">
            <text:p>0.2694703769</text:p>
          </table:table-cell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formula="of:=[.D55]/[.$D$13]" office:value-type="float" office:value="0.884931506849315" calcext:value-type="float">
            <text:p>0.8849315068</text:p>
          </table:table-cell>
          <table:table-cell table:formula="of:=PRODUCT([.E43:.E55])" office:value-type="float" office:value="0.259044439666298" calcext:value-type="float">
            <text:p>0.2590444397</text:p>
          </table:table-cell>
        </table:table-row>
        <table:table-row table:style-name="ro1">
          <table:table-cell table:number-columns-repeated="3"/>
          <table:table-cell office:value-type="float" office:value="322" calcext:value-type="float">
            <text:p>322</text:p>
          </table:table-cell>
          <table:table-cell table:formula="of:=[.D56]/[.$D$13]" office:value-type="float" office:value="0.882191780821918" calcext:value-type="float">
            <text:p>0.8821917808</text:p>
          </table:table-cell>
          <table:table-cell table:formula="of:=PRODUCT([.E44:.E56])" office:value-type="float" office:value="0.248991968873277" calcext:value-type="float">
            <text:p>0.2489919689</text:p>
          </table:table-cell>
        </table:table-row>
        <table:table-row table:style-name="ro1">
          <table:table-cell table:number-columns-repeated="3"/>
          <table:table-cell office:value-type="float" office:value="321" calcext:value-type="float">
            <text:p>321</text:p>
          </table:table-cell>
          <table:table-cell table:formula="of:=[.D57]/[.$D$13]" office:value-type="float" office:value="0.879452054794521" calcext:value-type="float">
            <text:p>0.8794520548</text:p>
          </table:table-cell>
          <table:table-cell table:formula="of:=PRODUCT([.E45:.E57])" office:value-type="float" office:value="0.239300664695575" calcext:value-type="float">
            <text:p>0.2393006647</text:p>
          </table:table-cell>
        </table:table-row>
        <table:table-row table:style-name="ro1">
          <table:table-cell table:number-columns-repeated="3"/>
          <table:table-cell office:value-type="float" office:value="320" calcext:value-type="float">
            <text:p>320</text:p>
          </table:table-cell>
          <table:table-cell table:formula="of:=[.D58]/[.$D$13]" office:value-type="float" office:value="0.876712328767123" calcext:value-type="float">
            <text:p>0.8767123288</text:p>
          </table:table-cell>
          <table:table-cell table:formula="of:=PRODUCT([.E46:.E58])" office:value-type="float" office:value="0.229958596704456" calcext:value-type="float">
            <text:p>0.2299585967</text:p>
          </table:table-cell>
        </table:table-row>
        <table:table-row table:style-name="ro1">
          <table:table-cell table:number-columns-repeated="3"/>
          <table:table-cell office:value-type="float" office:value="319" calcext:value-type="float">
            <text:p>319</text:p>
          </table:table-cell>
          <table:table-cell table:formula="of:=[.D59]/[.$D$13]" office:value-type="float" office:value="0.873972602739726" calcext:value-type="float">
            <text:p>0.8739726027</text:p>
          </table:table-cell>
          <table:table-cell table:formula="of:=PRODUCT([.E47:.E59])" office:value-type="float" office:value="0.220954193821451" calcext:value-type="float">
            <text:p>0.2209541938</text:p>
          </table:table-cell>
        </table:table-row>
        <table:table-row table:style-name="ro1">
          <table:table-cell table:number-columns-repeated="3"/>
          <table:table-cell office:value-type="float" office:value="318" calcext:value-type="float">
            <text:p>318</text:p>
          </table:table-cell>
          <table:table-cell table:formula="of:=[.D60]/[.$D$13]" office:value-type="float" office:value="0.871232876712329" calcext:value-type="float">
            <text:p>0.8712328767</text:p>
          </table:table-cell>
          <table:table-cell table:formula="of:=PRODUCT([.E48:.E60])" office:value-type="float" office:value="0.212276234547496" calcext:value-type="float">
            <text:p>0.2122762345</text:p>
          </table:table-cell>
        </table:table-row>
        <table:table-row table:style-name="ro1">
          <table:table-cell table:number-columns-repeated="3"/>
          <table:table-cell office:value-type="float" office:value="317" calcext:value-type="float">
            <text:p>317</text:p>
          </table:table-cell>
          <table:table-cell table:formula="of:=[.D61]/[.$D$13]" office:value-type="float" office:value="0.868493150684932" calcext:value-type="float">
            <text:p>0.8684931507</text:p>
          </table:table-cell>
          <table:table-cell table:formula="of:=PRODUCT([.E49:.E61])" office:value-type="float" office:value="0.203913837428959" calcext:value-type="float">
            <text:p>0.2039138374</text:p>
          </table:table-cell>
        </table:table-row>
        <table:table-row table:style-name="ro1">
          <table:table-cell table:number-columns-repeated="3"/>
          <table:table-cell office:value-type="float" office:value="316" calcext:value-type="float">
            <text:p>316</text:p>
          </table:table-cell>
          <table:table-cell table:formula="of:=[.D62]/[.$D$13]" office:value-type="float" office:value="0.865753424657534" calcext:value-type="float">
            <text:p>0.8657534247</text:p>
          </table:table-cell>
          <table:table-cell table:formula="of:=PRODUCT([.E50:.E62])" office:value-type="float" office:value="0.195856451755474" calcext:value-type="float">
            <text:p>0.1958564518</text:p>
          </table:table-cell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table:formula="of:=[.D63]/[.$D$13]" office:value-type="float" office:value="0.863013698630137" calcext:value-type="float">
            <text:p>0.8630136986</text:p>
          </table:table-cell>
          <table:table-cell table:formula="of:=PRODUCT([.E51:.E63])" office:value-type="float" office:value="0.188093848484678" calcext:value-type="float">
            <text:p>0.1880938485</text:p>
          </table:table-cell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table:formula="of:=[.D64]/[.$D$13]" office:value-type="float" office:value="0.86027397260274" calcext:value-type="float">
            <text:p>0.8602739726</text:p>
          </table:table-cell>
          <table:table-cell table:formula="of:=PRODUCT([.E52:.E64])" office:value-type="float" office:value="0.180616111388957" calcext:value-type="float">
            <text:p>0.1806161114</text:p>
          </table:table-cell>
        </table:table-row>
        <table:table-row table:style-name="ro1">
          <table:table-cell table:number-columns-repeated="3"/>
          <table:table-cell office:value-type="float" office:value="313" calcext:value-type="float">
            <text:p>313</text:p>
          </table:table-cell>
          <table:table-cell table:formula="of:=[.D65]/[.$D$13]" office:value-type="float" office:value="0.857534246575342" calcext:value-type="float">
            <text:p>0.8575342466</text:p>
          </table:table-cell>
          <table:table-cell table:formula="of:=PRODUCT([.E53:.E65])" office:value-type="float" office:value="0.173413628419458" calcext:value-type="float">
            <text:p>0.1734136284</text:p>
          </table:table-cell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table:formula="of:=[.D66]/[.$D$13]" office:value-type="float" office:value="0.854794520547945" calcext:value-type="float">
            <text:p>0.8547945205</text:p>
          </table:table-cell>
          <table:table-cell table:formula="of:=PRODUCT([.E54:.E66])" office:value-type="float" office:value="0.16647708328268" calcext:value-type="float">
            <text:p>0.1664770833</text:p>
          </table:table-cell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table:formula="of:=[.D67]/[.$D$13]" office:value-type="float" office:value="0.852054794520548" calcext:value-type="float">
            <text:p>0.8520547945</text:p>
          </table:table-cell>
          <table:table-cell table:formula="of:=PRODUCT([.E55:.E67])" office:value-type="float" office:value="0.159797447225042" calcext:value-type="float">
            <text:p>0.1597974472</text:p>
          </table:table-cell>
        </table:table-row>
        <table:table-row table:style-name="ro1">
          <table:table-cell table:number-columns-repeated="3"/>
          <table:table-cell office:value-type="float" office:value="310" calcext:value-type="float">
            <text:p>310</text:p>
          </table:table-cell>
          <table:table-cell table:formula="of:=[.D68]/[.$D$13]" office:value-type="float" office:value="0.849315068493151" calcext:value-type="float">
            <text:p>0.8493150685</text:p>
          </table:table-cell>
          <table:table-cell table:formula="of:=PRODUCT([.E56:.E68])" office:value-type="float" office:value="0.153365971020938" calcext:value-type="float">
            <text:p>0.153365971</text:p>
          </table:table-cell>
        </table:table-row>
        <table:table-row table:style-name="ro1">
          <table:table-cell table:number-columns-repeated="3"/>
          <table:table-cell office:value-type="float" office:value="309" calcext:value-type="float">
            <text:p>309</text:p>
          </table:table-cell>
          <table:table-cell table:formula="of:=[.D69]/[.$D$13]" office:value-type="float" office:value="0.846575342465753" calcext:value-type="float">
            <text:p>0.8465753425</text:p>
          </table:table-cell>
          <table:table-cell table:formula="of:=PRODUCT([.E57:.E69])" office:value-type="float" office:value="0.147174177159844" calcext:value-type="float">
            <text:p>0.1471741772</text:p>
          </table:table-cell>
        </table:table-row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 table:formula="of:=[.D70]/[.$D$13]" office:value-type="float" office:value="0.843835616438356" calcext:value-type="float">
            <text:p>0.8438356164</text:p>
          </table:table-cell>
          <table:table-cell table:formula="of:=PRODUCT([.E58:.E70])" office:value-type="float" office:value="0.141213852228137" calcext:value-type="float">
            <text:p>0.1412138522</text:p>
          </table:table-cell>
        </table:table-row>
        <table:table-row table:style-name="ro1">
          <table:table-cell table:number-columns-repeated="3"/>
          <table:table-cell office:value-type="float" office:value="307" calcext:value-type="float">
            <text:p>307</text:p>
          </table:table-cell>
          <table:table-cell table:formula="of:=[.D71]/[.$D$13]" office:value-type="float" office:value="0.841095890410959" calcext:value-type="float">
            <text:p>0.8410958904</text:p>
          </table:table-cell>
          <table:table-cell table:formula="of:=PRODUCT([.E59:.E71])" office:value-type="float" office:value="0.135477039481369" calcext:value-type="float">
            <text:p>0.1354770395</text:p>
          </table:table-cell>
        </table:table-row>
        <table:table-row table:style-name="ro1">
          <table:table-cell table:number-columns-repeated="3"/>
          <table:table-cell office:value-type="float" office:value="306" calcext:value-type="float">
            <text:p>306</text:p>
          </table:table-cell>
          <table:table-cell table:formula="of:=[.D72]/[.$D$13]" office:value-type="float" office:value="0.838356164383562" calcext:value-type="float">
            <text:p>0.8383561644</text:p>
          </table:table-cell>
          <table:table-cell table:formula="of:=PRODUCT([.E60:.E72])" office:value-type="float" office:value="0.129956031602818" calcext:value-type="float">
            <text:p>0.1299560316</text:p>
          </table:table-cell>
        </table:table-row>
        <table:table-row table:style-name="ro1">
          <table:table-cell table:number-columns-repeated="3"/>
          <table:table-cell office:value-type="float" office:value="305" calcext:value-type="float">
            <text:p>305</text:p>
          </table:table-cell>
          <table:table-cell table:formula="of:=[.D73]/[.$D$13]" office:value-type="float" office:value="0.835616438356164" calcext:value-type="float">
            <text:p>0.8356164384</text:p>
          </table:table-cell>
          <table:table-cell table:formula="of:=PRODUCT([.E61:.E73])" office:value-type="float" office:value="0.124643363644212" calcext:value-type="float">
            <text:p>0.1246433636</text:p>
          </table:table-cell>
        </table:table-row>
        <table:table-row table:style-name="ro1">
          <table:table-cell table:number-columns-repeated="3"/>
          <table:table-cell office:value-type="float" office:value="304" calcext:value-type="float">
            <text:p>304</text:p>
          </table:table-cell>
          <table:table-cell table:formula="of:=[.D74]/[.$D$13]" office:value-type="float" office:value="0.832876712328767" calcext:value-type="float">
            <text:p>0.8328767123</text:p>
          </table:table-cell>
          <table:table-cell table:formula="of:=PRODUCT([.E62:.E74])" office:value-type="float" office:value="0.119531806144607" calcext:value-type="float">
            <text:p>0.1195318061</text:p>
          </table:table-cell>
        </table:table-row>
        <table:table-row table:style-name="ro1">
          <table:table-cell table:number-columns-repeated="3"/>
          <table:table-cell office:value-type="float" office:value="303" calcext:value-type="float">
            <text:p>303</text:p>
          </table:table-cell>
          <table:table-cell table:formula="of:=[.D75]/[.$D$13]" office:value-type="float" office:value="0.83013698630137" calcext:value-type="float">
            <text:p>0.8301369863</text:p>
          </table:table-cell>
          <table:table-cell table:formula="of:=PRODUCT([.E63:.E75])" office:value-type="float" office:value="0.114614358423468" calcext:value-type="float">
            <text:p>0.1146143584</text:p>
          </table:table-cell>
        </table:table-row>
        <table:table-row table:style-name="ro1">
          <table:table-cell table:number-columns-repeated="3"/>
          <table:table-cell office:value-type="float" office:value="302" calcext:value-type="float">
            <text:p>302</text:p>
          </table:table-cell>
          <table:table-cell table:formula="of:=[.D76]/[.$D$13]" office:value-type="float" office:value="0.827397260273973" calcext:value-type="float">
            <text:p>0.8273972603</text:p>
          </table:table-cell>
          <table:table-cell table:formula="of:=PRODUCT([.E64:.E76])" office:value-type="float" office:value="0.109884242044087" calcext:value-type="float">
            <text:p>0.109884242</text:p>
          </table:table-cell>
        </table:table-row>
        <table:table-row table:style-name="ro1">
          <table:table-cell table:number-columns-repeated="3"/>
          <table:table-cell office:value-type="float" office:value="301" calcext:value-type="float">
            <text:p>301</text:p>
          </table:table-cell>
          <table:table-cell table:formula="of:=[.D77]/[.$D$13]" office:value-type="float" office:value="0.824657534246575" calcext:value-type="float">
            <text:p>0.8246575342</text:p>
          </table:table-cell>
          <table:table-cell table:formula="of:=PRODUCT([.E65:.E77])" office:value-type="float" office:value="0.105334894443536" calcext:value-type="float">
            <text:p>0.1053348944</text:p>
          </table:table-cell>
        </table:table-row>
        <table:table-row table:style-name="ro1">
          <table:table-cell table:number-columns-repeated="3"/>
          <table:table-cell office:value-type="float" office:value="300" calcext:value-type="float">
            <text:p>300</text:p>
          </table:table-cell>
          <table:table-cell table:formula="of:=[.D78]/[.$D$13]" office:value-type="float" office:value="0.821917808219178" calcext:value-type="float">
            <text:p>0.8219178082</text:p>
          </table:table-cell>
          <table:table-cell table:formula="of:=PRODUCT([.E66:.E78])" office:value-type="float" office:value="0.100959962725434" calcext:value-type="float">
            <text:p>0.1009599627</text:p>
          </table:table-cell>
        </table:table-row>
        <table:table-row table:style-name="ro1">
          <table:table-cell table:number-columns-repeated="3"/>
          <table:table-cell office:value-type="float" office:value="299" calcext:value-type="float">
            <text:p>299</text:p>
          </table:table-cell>
          <table:table-cell table:formula="of:=[.D79]/[.$D$13]" office:value-type="float" office:value="0.819178082191781" calcext:value-type="float">
            <text:p>0.8191780822</text:p>
          </table:table-cell>
          <table:table-cell table:formula="of:=PRODUCT([.E67:.E79])" office:value-type="float" office:value="0.0967532976118738" calcext:value-type="float">
            <text:p>0.0967532976</text:p>
          </table:table-cell>
        </table:table-row>
        <table:table-row table:style-name="ro1">
          <table:table-cell table:number-columns-repeated="3"/>
          <table:table-cell office:value-type="float" office:value="298" calcext:value-type="float">
            <text:p>298</text:p>
          </table:table-cell>
          <table:table-cell table:formula="of:=[.D80]/[.$D$13]" office:value-type="float" office:value="0.816438356164383" calcext:value-type="float">
            <text:p>0.8164383562</text:p>
          </table:table-cell>
          <table:table-cell table:formula="of:=PRODUCT([.E68:.E80])" office:value-type="float" office:value="0.0927089475509273" calcext:value-type="float">
            <text:p>0.0927089476</text:p>
          </table:table-cell>
        </table:table-row>
        <table:table-row table:style-name="ro1">
          <table:table-cell table:number-columns-repeated="3"/>
          <table:table-cell office:value-type="float" office:value="297" calcext:value-type="float">
            <text:p>297</text:p>
          </table:table-cell>
          <table:table-cell table:formula="of:=[.D81]/[.$D$13]" office:value-type="float" office:value="0.813698630136986" calcext:value-type="float">
            <text:p>0.8136986301</text:p>
          </table:table-cell>
          <table:table-cell table:formula="of:=PRODUCT([.E69:.E81])" office:value-type="float" office:value="0.088821152976211" calcext:value-type="float">
            <text:p>0.088821153</text:p>
          </table:table-cell>
        </table:table-row>
        <table:table-row table:style-name="ro1">
          <table:table-cell table:number-columns-repeated="3"/>
          <table:table-cell office:value-type="float" office:value="296" calcext:value-type="float">
            <text:p>296</text:p>
          </table:table-cell>
          <table:table-cell table:formula="of:=[.D82]/[.$D$13]" office:value-type="float" office:value="0.810958904109589" calcext:value-type="float">
            <text:p>0.8109589041</text:p>
          </table:table-cell>
          <table:table-cell table:formula="of:=PRODUCT([.E70:.E82])" office:value-type="float" office:value="0.0850843407150759" calcext:value-type="float">
            <text:p>0.0850843407</text:p>
          </table:table-cell>
        </table:table-row>
        <table:table-row table:style-name="ro1">
          <table:table-cell table:number-columns-repeated="3"/>
          <table:table-cell office:value-type="float" office:value="295" calcext:value-type="float">
            <text:p>295</text:p>
          </table:table-cell>
          <table:table-cell table:formula="of:=[.D83]/[.$D$13]" office:value-type="float" office:value="0.808219178082192" calcext:value-type="float">
            <text:p>0.8082191781</text:p>
          </table:table-cell>
          <table:table-cell table:formula="of:=PRODUCT([.E71:.E83])" office:value-type="float" office:value="0.081493118542037" calcext:value-type="float">
            <text:p>0.0814931185</text:p>
          </table:table-cell>
        </table:table-row>
        <table:table-row table:style-name="ro1">
          <table:table-cell table:number-columns-repeated="3"/>
          <table:table-cell office:value-type="float" office:value="294" calcext:value-type="float">
            <text:p>294</text:p>
          </table:table-cell>
          <table:table-cell table:formula="of:=[.D84]/[.$D$13]" office:value-type="float" office:value="0.805479452054795" calcext:value-type="float">
            <text:p>0.8054794521</text:p>
          </table:table-cell>
          <table:table-cell table:formula="of:=PRODUCT([.E72:.E84])" office:value-type="float" office:value="0.0780422698741331" calcext:value-type="float">
            <text:p>0.0780422699</text:p>
          </table:table-cell>
        </table:table-row>
        <table:table-row table:style-name="ro1">
          <table:table-cell table:number-columns-repeated="3"/>
          <table:table-cell office:value-type="float" office:value="293" calcext:value-type="float">
            <text:p>293</text:p>
          </table:table-cell>
          <table:table-cell table:formula="of:=[.D85]/[.$D$13]" office:value-type="float" office:value="0.802739726027397" calcext:value-type="float">
            <text:p>0.802739726</text:p>
          </table:table-cell>
          <table:table-cell table:formula="of:=PRODUCT([.E73:.E85])" office:value-type="float" office:value="0.0747267486049706" calcext:value-type="float">
            <text:p>0.0747267486</text:p>
          </table:table-cell>
        </table:table-row>
        <table:table-row table:style-name="ro1">
          <table:table-cell table:number-columns-repeated="3"/>
          <table:table-cell office:value-type="float" office:value="292" calcext:value-type="float">
            <text:p>292</text:p>
          </table:table-cell>
          <table:table-cell table:formula="of:=[.D86]/[.$D$13]" office:value-type="float" office:value="0.8" calcext:value-type="float">
            <text:p>0.8</text:p>
          </table:table-cell>
          <table:table-cell table:formula="of:=PRODUCT([.E74:.E86])" office:value-type="float" office:value="0.071541674074267" calcext:value-type="float">
            <text:p>0.0715416741</text:p>
          </table:table-cell>
        </table:table-row>
        <table:table-row table:style-name="ro1">
          <table:table-cell table:number-columns-repeated="3"/>
          <table:table-cell office:value-type="float" office:value="291" calcext:value-type="float">
            <text:p>291</text:p>
          </table:table-cell>
          <table:table-cell table:formula="of:=[.D87]/[.$D$13]" office:value-type="float" office:value="0.797260273972603" calcext:value-type="float">
            <text:p>0.797260274</text:p>
          </table:table-cell>
          <table:table-cell table:formula="of:=PRODUCT([.E75:.E87])" office:value-type="float" office:value="0.0684823261697753" calcext:value-type="float">
            <text:p>0.0684823262</text:p>
          </table:table-cell>
        </table:table-row>
        <table:table-row table:style-name="ro1">
          <table:table-cell table:number-columns-repeated="3"/>
          <table:table-cell office:value-type="float" office:value="290" calcext:value-type="float">
            <text:p>290</text:p>
          </table:table-cell>
          <table:table-cell table:formula="of:=[.D88]/[.$D$13]" office:value-type="float" office:value="0.794520547945205" calcext:value-type="float">
            <text:p>0.7945205479</text:p>
          </table:table-cell>
          <table:table-cell table:formula="of:=PRODUCT([.E76:.E88])" office:value-type="float" office:value="0.0655441405585308" calcext:value-type="float">
            <text:p>0.0655441406</text:p>
          </table:table-cell>
        </table:table-row>
        <table:table-row table:style-name="ro1">
          <table:table-cell table:number-columns-repeated="3"/>
          <table:table-cell office:value-type="float" office:value="289" calcext:value-type="float">
            <text:p>289</text:p>
          </table:table-cell>
          <table:table-cell table:formula="of:=[.D89]/[.$D$13]" office:value-type="float" office:value="0.791780821917808" calcext:value-type="float">
            <text:p>0.7917808219</text:p>
          </table:table-cell>
          <table:table-cell table:formula="of:=PRODUCT([.E77:.E89])" office:value-type="float" office:value="0.0627227040444218" calcext:value-type="float">
            <text:p>0.062722704</text:p>
          </table:table-cell>
        </table:table-row>
        <table:table-row table:style-name="ro1">
          <table:table-cell table:number-columns-repeated="3"/>
          <table:table-cell office:value-type="float" office:value="288" calcext:value-type="float">
            <text:p>288</text:p>
          </table:table-cell>
          <table:table-cell table:formula="of:=[.D90]/[.$D$13]" office:value-type="float" office:value="0.789041095890411" calcext:value-type="float">
            <text:p>0.7890410959</text:p>
          </table:table-cell>
          <table:table-cell table:formula="of:=PRODUCT([.E78:.E90])" office:value-type="float" office:value="0.0600137500491478" calcext:value-type="float">
            <text:p>0.06001375</text:p>
          </table:table-cell>
        </table:table-row>
        <table:table-row table:style-name="ro1">
          <table:table-cell table:number-columns-repeated="3"/>
          <table:table-cell office:value-type="float" office:value="287" calcext:value-type="float">
            <text:p>287</text:p>
          </table:table-cell>
          <table:table-cell table:formula="of:=[.D91]/[.$D$13]" office:value-type="float" office:value="0.786301369863014" calcext:value-type="float">
            <text:p>0.7863013699</text:p>
          </table:table-cell>
          <table:table-cell table:formula="of:=PRODUCT([.E79:.E91])" office:value-type="float" office:value="0.0574131542136847" calcext:value-type="float">
            <text:p>0.0574131542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table:formula="of:=[.D92]/[.$D$13]" office:value-type="float" office:value="0.783561643835616" calcext:value-type="float">
            <text:p>0.7835616438</text:p>
          </table:table-cell>
          <table:table-cell table:formula="of:=PRODUCT([.E80:.E92])" office:value-type="float" office:value="0.0549169301174376" calcext:value-type="float">
            <text:p>0.0549169301</text:p>
          </table:table-cell>
        </table:table-row>
        <table:table-row table:style-name="ro1">
          <table:table-cell table:number-columns-repeated="3"/>
          <table:table-cell office:value-type="float" office:value="285" calcext:value-type="float">
            <text:p>285</text:p>
          </table:table-cell>
          <table:table-cell table:formula="of:=[.D93]/[.$D$13]" office:value-type="float" office:value="0.780821917808219" calcext:value-type="float">
            <text:p>0.7808219178</text:p>
          </table:table-cell>
          <table:table-cell table:formula="of:=PRODUCT([.E81:.E93])" office:value-type="float" office:value="0.0525212251123145" calcext:value-type="float">
            <text:p>0.0525212251</text:p>
          </table:table-cell>
        </table:table-row>
        <table:table-row table:style-name="ro1">
          <table:table-cell table:number-columns-repeated="3"/>
          <table:table-cell office:value-type="float" office:value="284" calcext:value-type="float">
            <text:p>284</text:p>
          </table:table-cell>
          <table:table-cell table:formula="of:=[.D94]/[.$D$13]" office:value-type="float" office:value="0.778082191780822" calcext:value-type="float">
            <text:p>0.7780821918</text:p>
          </table:table-cell>
          <table:table-cell table:formula="of:=PRODUCT([.E82:.E94])" office:value-type="float" office:value="0.0502223162690145" calcext:value-type="float">
            <text:p>0.0502223163</text:p>
          </table:table-cell>
        </table:table-row>
        <table:table-row table:style-name="ro1">
          <table:table-cell table:number-columns-repeated="3"/>
          <table:table-cell office:value-type="float" office:value="283" calcext:value-type="float">
            <text:p>283</text:p>
          </table:table-cell>
          <table:table-cell table:formula="of:=[.D95]/[.$D$13]" office:value-type="float" office:value="0.775342465753425" calcext:value-type="float">
            <text:p>0.7753424658</text:p>
          </table:table-cell>
          <table:table-cell table:formula="of:=PRODUCT([.E83:.E95])" office:value-type="float" office:value="0.0480166064328753" calcext:value-type="float">
            <text:p>0.0480166064</text:p>
          </table:table-cell>
        </table:table-row>
        <table:table-row table:style-name="ro1">
          <table:table-cell table:number-columns-repeated="3"/>
          <table:table-cell office:value-type="float" office:value="282" calcext:value-type="float">
            <text:p>282</text:p>
          </table:table-cell>
          <table:table-cell table:formula="of:=[.D96]/[.$D$13]" office:value-type="float" office:value="0.772602739726027" calcext:value-type="float">
            <text:p>0.7726027397</text:p>
          </table:table-cell>
          <table:table-cell table:formula="of:=PRODUCT([.E84:.E96])" office:value-type="float" office:value="0.0459006203866808" calcext:value-type="float">
            <text:p>0.0459006204</text:p>
          </table:table-cell>
        </table:table-row>
        <table:table-row table:style-name="ro1">
          <table:table-cell table:number-columns-repeated="3"/>
          <table:table-cell office:value-type="float" office:value="281" calcext:value-type="float">
            <text:p>281</text:p>
          </table:table-cell>
          <table:table-cell table:formula="of:=[.D97]/[.$D$13]" office:value-type="float" office:value="0.76986301369863" calcext:value-type="float">
            <text:p>0.7698630137</text:p>
          </table:table-cell>
          <table:table-cell table:formula="of:=PRODUCT([.E85:.E97])" office:value-type="float" office:value="0.043871001117882" calcext:value-type="float">
            <text:p>0.0438710011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table:formula="of:=[.D98]/[.$D$13]" office:value-type="float" office:value="0.767123287671233" calcext:value-type="float">
            <text:p>0.7671232877</text:p>
          </table:table-cell>
          <table:table-cell table:formula="of:=PRODUCT([.E86:.E98])" office:value-type="float" office:value="0.0419245061877371" calcext:value-type="float">
            <text:p>0.0419245062</text:p>
          </table:table-cell>
        </table:table-row>
        <table:table-row table:style-name="ro1">
          <table:table-cell table:number-columns-repeated="3"/>
          <table:table-cell office:value-type="float" office:value="279" calcext:value-type="float">
            <text:p>279</text:p>
          </table:table-cell>
          <table:table-cell table:formula="of:=[.D99]/[.$D$13]" office:value-type="float" office:value="0.764383561643836" calcext:value-type="float">
            <text:p>0.76438356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8" calcext:value-type="float">
            <text:p>278</text:p>
          </table:table-cell>
          <table:table-cell table:formula="of:=[.D100]/[.$D$13]" office:value-type="float" office:value="0.761643835616438" calcext:value-type="float">
            <text:p>0.76164383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7" calcext:value-type="float">
            <text:p>277</text:p>
          </table:table-cell>
          <table:table-cell table:formula="of:=[.D101]/[.$D$13]" office:value-type="float" office:value="0.758904109589041" calcext:value-type="float">
            <text:p>0.75890410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6" calcext:value-type="float">
            <text:p>276</text:p>
          </table:table-cell>
          <table:table-cell table:formula="of:=[.D102]/[.$D$13]" office:value-type="float" office:value="0.756164383561644" calcext:value-type="float">
            <text:p>0.75616438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table:formula="of:=[.D103]/[.$D$13]" office:value-type="float" office:value="0.753424657534247" calcext:value-type="float">
            <text:p>0.75342465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4" calcext:value-type="float">
            <text:p>274</text:p>
          </table:table-cell>
          <table:table-cell table:formula="of:=[.D104]/[.$D$13]" office:value-type="float" office:value="0.750684931506849" calcext:value-type="float">
            <text:p>0.75068493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3" calcext:value-type="float">
            <text:p>273</text:p>
          </table:table-cell>
          <table:table-cell table:formula="of:=[.D105]/[.$D$13]" office:value-type="float" office:value="0.747945205479452" calcext:value-type="float">
            <text:p>0.74794520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2" calcext:value-type="float">
            <text:p>272</text:p>
          </table:table-cell>
          <table:table-cell table:formula="of:=[.D106]/[.$D$13]" office:value-type="float" office:value="0.745205479452055" calcext:value-type="float">
            <text:p>0.74520547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1" calcext:value-type="float">
            <text:p>271</text:p>
          </table:table-cell>
          <table:table-cell table:formula="of:=[.D107]/[.$D$13]" office:value-type="float" office:value="0.742465753424658" calcext:value-type="float">
            <text:p>0.74246575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0" calcext:value-type="float">
            <text:p>270</text:p>
          </table:table-cell>
          <table:table-cell table:formula="of:=[.D108]/[.$D$13]" office:value-type="float" office:value="0.73972602739726" calcext:value-type="float">
            <text:p>0.73972602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table:formula="of:=[.D109]/[.$D$13]" office:value-type="float" office:value="0.736986301369863" calcext:value-type="float">
            <text:p>0.73698630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8" calcext:value-type="float">
            <text:p>268</text:p>
          </table:table-cell>
          <table:table-cell table:formula="of:=[.D110]/[.$D$13]" office:value-type="float" office:value="0.734246575342466" calcext:value-type="float">
            <text:p>0.73424657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formula="of:=[.D111]/[.$D$13]" office:value-type="float" office:value="0.731506849315069" calcext:value-type="float">
            <text:p>0.73150684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6" calcext:value-type="float">
            <text:p>266</text:p>
          </table:table-cell>
          <table:table-cell table:formula="of:=[.D112]/[.$D$13]" office:value-type="float" office:value="0.728767123287671" calcext:value-type="float">
            <text:p>0.72876712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5" calcext:value-type="float">
            <text:p>265</text:p>
          </table:table-cell>
          <table:table-cell table:formula="of:=[.D113]/[.$D$13]" office:value-type="float" office:value="0.726027397260274" calcext:value-type="float">
            <text:p>0.72602739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4" calcext:value-type="float">
            <text:p>264</text:p>
          </table:table-cell>
          <table:table-cell table:formula="of:=[.D114]/[.$D$13]" office:value-type="float" office:value="0.723287671232877" calcext:value-type="float">
            <text:p>0.72328767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3" calcext:value-type="float">
            <text:p>263</text:p>
          </table:table-cell>
          <table:table-cell table:formula="of:=[.D115]/[.$D$13]" office:value-type="float" office:value="0.72054794520548" calcext:value-type="float">
            <text:p>0.72054794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2" calcext:value-type="float">
            <text:p>262</text:p>
          </table:table-cell>
          <table:table-cell table:formula="of:=[.D116]/[.$D$13]" office:value-type="float" office:value="0.717808219178082" calcext:value-type="float">
            <text:p>0.71780821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formula="of:=[.D117]/[.$D$13]" office:value-type="float" office:value="0.715068493150685" calcext:value-type="float">
            <text:p>0.71506849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0" calcext:value-type="float">
            <text:p>260</text:p>
          </table:table-cell>
          <table:table-cell table:formula="of:=[.D118]/[.$D$13]" office:value-type="float" office:value="0.712328767123288" calcext:value-type="float">
            <text:p>0.71232876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table:formula="of:=[.D119]/[.$D$13]" office:value-type="float" office:value="0.70958904109589" calcext:value-type="float">
            <text:p>0.70958904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8" calcext:value-type="float">
            <text:p>258</text:p>
          </table:table-cell>
          <table:table-cell table:formula="of:=[.D120]/[.$D$13]" office:value-type="float" office:value="0.706849315068493" calcext:value-type="float">
            <text:p>0.70684931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7" calcext:value-type="float">
            <text:p>257</text:p>
          </table:table-cell>
          <table:table-cell table:formula="of:=[.D121]/[.$D$13]" office:value-type="float" office:value="0.704109589041096" calcext:value-type="float">
            <text:p>0.7041095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formula="of:=[.D122]/[.$D$13]" office:value-type="float" office:value="0.701369863013699" calcext:value-type="float">
            <text:p>0.7013698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formula="of:=[.D123]/[.$D$13]" office:value-type="float" office:value="0.698630136986301" calcext:value-type="float">
            <text:p>0.6986301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4" calcext:value-type="float">
            <text:p>254</text:p>
          </table:table-cell>
          <table:table-cell table:formula="of:=[.D124]/[.$D$13]" office:value-type="float" office:value="0.695890410958904" calcext:value-type="float">
            <text:p>0.6958904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table:formula="of:=[.D125]/[.$D$13]" office:value-type="float" office:value="0.693150684931507" calcext:value-type="float">
            <text:p>0.69315068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2" calcext:value-type="float">
            <text:p>252</text:p>
          </table:table-cell>
          <table:table-cell table:formula="of:=[.D126]/[.$D$13]" office:value-type="float" office:value="0.69041095890411" calcext:value-type="float">
            <text:p>0.69041095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1" calcext:value-type="float">
            <text:p>251</text:p>
          </table:table-cell>
          <table:table-cell table:formula="of:=[.D127]/[.$D$13]" office:value-type="float" office:value="0.687671232876712" calcext:value-type="float">
            <text:p>0.68767123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formula="of:=[.D128]/[.$D$13]" office:value-type="float" office:value="0.684931506849315" calcext:value-type="float">
            <text:p>0.68493150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9" calcext:value-type="float">
            <text:p>249</text:p>
          </table:table-cell>
          <table:table-cell table:formula="of:=[.D129]/[.$D$13]" office:value-type="float" office:value="0.682191780821918" calcext:value-type="float">
            <text:p>0.68219178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8" calcext:value-type="float">
            <text:p>248</text:p>
          </table:table-cell>
          <table:table-cell table:formula="of:=[.D130]/[.$D$13]" office:value-type="float" office:value="0.679452054794521" calcext:value-type="float">
            <text:p>0.67945205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table:formula="of:=[.D131]/[.$D$13]" office:value-type="float" office:value="0.676712328767123" calcext:value-type="float">
            <text:p>0.67671232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6" calcext:value-type="float">
            <text:p>246</text:p>
          </table:table-cell>
          <table:table-cell table:formula="of:=[.D132]/[.$D$13]" office:value-type="float" office:value="0.673972602739726" calcext:value-type="float">
            <text:p>0.67397260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5" calcext:value-type="float">
            <text:p>245</text:p>
          </table:table-cell>
          <table:table-cell table:formula="of:=[.D133]/[.$D$13]" office:value-type="float" office:value="0.671232876712329" calcext:value-type="float">
            <text:p>0.67123287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4" calcext:value-type="float">
            <text:p>244</text:p>
          </table:table-cell>
          <table:table-cell table:formula="of:=[.D134]/[.$D$13]" office:value-type="float" office:value="0.668493150684932" calcext:value-type="float">
            <text:p>0.66849315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3" calcext:value-type="float">
            <text:p>243</text:p>
          </table:table-cell>
          <table:table-cell table:formula="of:=[.D135]/[.$D$13]" office:value-type="float" office:value="0.665753424657534" calcext:value-type="float">
            <text:p>0.66575342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2" calcext:value-type="float">
            <text:p>242</text:p>
          </table:table-cell>
          <table:table-cell table:formula="of:=[.D136]/[.$D$13]" office:value-type="float" office:value="0.663013698630137" calcext:value-type="float">
            <text:p>0.66301369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1" calcext:value-type="float">
            <text:p>241</text:p>
          </table:table-cell>
          <table:table-cell table:formula="of:=[.D137]/[.$D$13]" office:value-type="float" office:value="0.66027397260274" calcext:value-type="float">
            <text:p>0.66027397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0" calcext:value-type="float">
            <text:p>240</text:p>
          </table:table-cell>
          <table:table-cell table:formula="of:=[.D138]/[.$D$13]" office:value-type="float" office:value="0.657534246575342" calcext:value-type="float">
            <text:p>0.65753424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9" calcext:value-type="float">
            <text:p>239</text:p>
          </table:table-cell>
          <table:table-cell table:formula="of:=[.D139]/[.$D$13]" office:value-type="float" office:value="0.654794520547945" calcext:value-type="float">
            <text:p>0.65479452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8" calcext:value-type="float">
            <text:p>238</text:p>
          </table:table-cell>
          <table:table-cell table:formula="of:=[.D140]/[.$D$13]" office:value-type="float" office:value="0.652054794520548" calcext:value-type="float">
            <text:p>0.65205479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7" calcext:value-type="float">
            <text:p>237</text:p>
          </table:table-cell>
          <table:table-cell table:formula="of:=[.D141]/[.$D$13]" office:value-type="float" office:value="0.649315068493151" calcext:value-type="float">
            <text:p>0.64931506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6" calcext:value-type="float">
            <text:p>236</text:p>
          </table:table-cell>
          <table:table-cell table:formula="of:=[.D142]/[.$D$13]" office:value-type="float" office:value="0.646575342465753" calcext:value-type="float">
            <text:p>0.64657534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table:formula="of:=[.D143]/[.$D$13]" office:value-type="float" office:value="0.643835616438356" calcext:value-type="float">
            <text:p>0.64383561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4" calcext:value-type="float">
            <text:p>234</text:p>
          </table:table-cell>
          <table:table-cell table:formula="of:=[.D144]/[.$D$13]" office:value-type="float" office:value="0.641095890410959" calcext:value-type="float">
            <text:p>0.64109589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3" calcext:value-type="float">
            <text:p>233</text:p>
          </table:table-cell>
          <table:table-cell table:formula="of:=[.D145]/[.$D$13]" office:value-type="float" office:value="0.638356164383562" calcext:value-type="float">
            <text:p>0.63835616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2" calcext:value-type="float">
            <text:p>232</text:p>
          </table:table-cell>
          <table:table-cell table:formula="of:=[.D146]/[.$D$13]" office:value-type="float" office:value="0.635616438356164" calcext:value-type="float">
            <text:p>0.63561643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1" calcext:value-type="float">
            <text:p>231</text:p>
          </table:table-cell>
          <table:table-cell table:formula="of:=[.D147]/[.$D$13]" office:value-type="float" office:value="0.632876712328767" calcext:value-type="float">
            <text:p>0.63287671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0" calcext:value-type="float">
            <text:p>230</text:p>
          </table:table-cell>
          <table:table-cell table:formula="of:=[.D148]/[.$D$13]" office:value-type="float" office:value="0.63013698630137" calcext:value-type="float">
            <text:p>0.63013698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9" calcext:value-type="float">
            <text:p>229</text:p>
          </table:table-cell>
          <table:table-cell table:formula="of:=[.D149]/[.$D$13]" office:value-type="float" office:value="0.627397260273973" calcext:value-type="float">
            <text:p>0.62739726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8" calcext:value-type="float">
            <text:p>228</text:p>
          </table:table-cell>
          <table:table-cell table:formula="of:=[.D150]/[.$D$13]" office:value-type="float" office:value="0.624657534246575" calcext:value-type="float">
            <text:p>0.62465753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formula="of:=[.D151]/[.$D$13]" office:value-type="float" office:value="0.621917808219178" calcext:value-type="float">
            <text:p>0.62191780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6" calcext:value-type="float">
            <text:p>226</text:p>
          </table:table-cell>
          <table:table-cell table:formula="of:=[.D152]/[.$D$13]" office:value-type="float" office:value="0.619178082191781" calcext:value-type="float">
            <text:p>0.61917808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5" calcext:value-type="float">
            <text:p>225</text:p>
          </table:table-cell>
          <table:table-cell table:formula="of:=[.D153]/[.$D$13]" office:value-type="float" office:value="0.616438356164384" calcext:value-type="float">
            <text:p>0.61643835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4" calcext:value-type="float">
            <text:p>224</text:p>
          </table:table-cell>
          <table:table-cell table:formula="of:=[.D154]/[.$D$13]" office:value-type="float" office:value="0.613698630136986" calcext:value-type="float">
            <text:p>0.61369863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3" calcext:value-type="float">
            <text:p>223</text:p>
          </table:table-cell>
          <table:table-cell table:formula="of:=[.D155]/[.$D$13]" office:value-type="float" office:value="0.610958904109589" calcext:value-type="float">
            <text:p>0.61095890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2" calcext:value-type="float">
            <text:p>222</text:p>
          </table:table-cell>
          <table:table-cell table:formula="of:=[.D156]/[.$D$13]" office:value-type="float" office:value="0.608219178082192" calcext:value-type="float">
            <text:p>0.60821917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1" calcext:value-type="float">
            <text:p>221</text:p>
          </table:table-cell>
          <table:table-cell table:formula="of:=[.D157]/[.$D$13]" office:value-type="float" office:value="0.605479452054794" calcext:value-type="float">
            <text:p>0.60547945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formula="of:=[.D158]/[.$D$13]" office:value-type="float" office:value="0.602739726027397" calcext:value-type="float">
            <text:p>0.6027397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9" calcext:value-type="float">
            <text:p>219</text:p>
          </table:table-cell>
          <table:table-cell table:formula="of:=[.D159]/[.$D$13]" office:value-type="float" office:value="0.6" calcext:value-type="float">
            <text:p>0.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8" calcext:value-type="float">
            <text:p>218</text:p>
          </table:table-cell>
          <table:table-cell table:formula="of:=[.D160]/[.$D$13]" office:value-type="float" office:value="0.597260273972603" calcext:value-type="float">
            <text:p>0.5972602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7" calcext:value-type="float">
            <text:p>217</text:p>
          </table:table-cell>
          <table:table-cell table:formula="of:=[.D161]/[.$D$13]" office:value-type="float" office:value="0.594520547945205" calcext:value-type="float">
            <text:p>0.59452054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6" calcext:value-type="float">
            <text:p>216</text:p>
          </table:table-cell>
          <table:table-cell table:formula="of:=[.D162]/[.$D$13]" office:value-type="float" office:value="0.591780821917808" calcext:value-type="float">
            <text:p>0.59178082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5" calcext:value-type="float">
            <text:p>215</text:p>
          </table:table-cell>
          <table:table-cell table:formula="of:=[.D163]/[.$D$13]" office:value-type="float" office:value="0.589041095890411" calcext:value-type="float">
            <text:p>0.58904109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4" calcext:value-type="float">
            <text:p>214</text:p>
          </table:table-cell>
          <table:table-cell table:formula="of:=[.D164]/[.$D$13]" office:value-type="float" office:value="0.586301369863014" calcext:value-type="float">
            <text:p>0.58630136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3" calcext:value-type="float">
            <text:p>213</text:p>
          </table:table-cell>
          <table:table-cell table:formula="of:=[.D165]/[.$D$13]" office:value-type="float" office:value="0.583561643835616" calcext:value-type="float">
            <text:p>0.58356164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2" calcext:value-type="float">
            <text:p>212</text:p>
          </table:table-cell>
          <table:table-cell table:formula="of:=[.D166]/[.$D$13]" office:value-type="float" office:value="0.580821917808219" calcext:value-type="float">
            <text:p>0.58082191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1" calcext:value-type="float">
            <text:p>211</text:p>
          </table:table-cell>
          <table:table-cell table:formula="of:=[.D167]/[.$D$13]" office:value-type="float" office:value="0.578082191780822" calcext:value-type="float">
            <text:p>0.57808219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formula="of:=[.D168]/[.$D$13]" office:value-type="float" office:value="0.575342465753425" calcext:value-type="float">
            <text:p>0.57534246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9" calcext:value-type="float">
            <text:p>209</text:p>
          </table:table-cell>
          <table:table-cell table:formula="of:=[.D169]/[.$D$13]" office:value-type="float" office:value="0.572602739726027" calcext:value-type="float">
            <text:p>0.57260273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8" calcext:value-type="float">
            <text:p>208</text:p>
          </table:table-cell>
          <table:table-cell table:formula="of:=[.D170]/[.$D$13]" office:value-type="float" office:value="0.56986301369863" calcext:value-type="float">
            <text:p>0.56986301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7" calcext:value-type="float">
            <text:p>207</text:p>
          </table:table-cell>
          <table:table-cell table:formula="of:=[.D171]/[.$D$13]" office:value-type="float" office:value="0.567123287671233" calcext:value-type="float">
            <text:p>0.56712328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6" calcext:value-type="float">
            <text:p>206</text:p>
          </table:table-cell>
          <table:table-cell table:formula="of:=[.D172]/[.$D$13]" office:value-type="float" office:value="0.564383561643836" calcext:value-type="float">
            <text:p>0.56438356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5" calcext:value-type="float">
            <text:p>205</text:p>
          </table:table-cell>
          <table:table-cell table:formula="of:=[.D173]/[.$D$13]" office:value-type="float" office:value="0.561643835616438" calcext:value-type="float">
            <text:p>0.56164383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4" calcext:value-type="float">
            <text:p>204</text:p>
          </table:table-cell>
          <table:table-cell table:formula="of:=[.D174]/[.$D$13]" office:value-type="float" office:value="0.558904109589041" calcext:value-type="float">
            <text:p>0.55890410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3" calcext:value-type="float">
            <text:p>203</text:p>
          </table:table-cell>
          <table:table-cell table:formula="of:=[.D175]/[.$D$13]" office:value-type="float" office:value="0.556164383561644" calcext:value-type="float">
            <text:p>0.55616438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2" calcext:value-type="float">
            <text:p>202</text:p>
          </table:table-cell>
          <table:table-cell table:formula="of:=[.D176]/[.$D$13]" office:value-type="float" office:value="0.553424657534247" calcext:value-type="float">
            <text:p>0.55342465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1" calcext:value-type="float">
            <text:p>201</text:p>
          </table:table-cell>
          <table:table-cell table:formula="of:=[.D177]/[.$D$13]" office:value-type="float" office:value="0.550684931506849" calcext:value-type="float">
            <text:p>0.55068493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0" calcext:value-type="float">
            <text:p>200</text:p>
          </table:table-cell>
          <table:table-cell table:formula="of:=[.D178]/[.$D$13]" office:value-type="float" office:value="0.547945205479452" calcext:value-type="float">
            <text:p>0.54794520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table:formula="of:=[.D179]/[.$D$13]" office:value-type="float" office:value="0.545205479452055" calcext:value-type="float">
            <text:p>0.54520547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8" calcext:value-type="float">
            <text:p>198</text:p>
          </table:table-cell>
          <table:table-cell table:formula="of:=[.D180]/[.$D$13]" office:value-type="float" office:value="0.542465753424658" calcext:value-type="float">
            <text:p>0.54246575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7" calcext:value-type="float">
            <text:p>197</text:p>
          </table:table-cell>
          <table:table-cell table:formula="of:=[.D181]/[.$D$13]" office:value-type="float" office:value="0.53972602739726" calcext:value-type="float">
            <text:p>0.53972602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6" calcext:value-type="float">
            <text:p>196</text:p>
          </table:table-cell>
          <table:table-cell table:formula="of:=[.D182]/[.$D$13]" office:value-type="float" office:value="0.536986301369863" calcext:value-type="float">
            <text:p>0.53698630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5" calcext:value-type="float">
            <text:p>195</text:p>
          </table:table-cell>
          <table:table-cell table:formula="of:=[.D183]/[.$D$13]" office:value-type="float" office:value="0.534246575342466" calcext:value-type="float">
            <text:p>0.53424657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4" calcext:value-type="float">
            <text:p>194</text:p>
          </table:table-cell>
          <table:table-cell table:formula="of:=[.D184]/[.$D$13]" office:value-type="float" office:value="0.531506849315069" calcext:value-type="float">
            <text:p>0.53150684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3" calcext:value-type="float">
            <text:p>193</text:p>
          </table:table-cell>
          <table:table-cell table:formula="of:=[.D185]/[.$D$13]" office:value-type="float" office:value="0.528767123287671" calcext:value-type="float">
            <text:p>0.52876712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2" calcext:value-type="float">
            <text:p>192</text:p>
          </table:table-cell>
          <table:table-cell table:formula="of:=[.D186]/[.$D$13]" office:value-type="float" office:value="0.526027397260274" calcext:value-type="float">
            <text:p>0.52602739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1" calcext:value-type="float">
            <text:p>191</text:p>
          </table:table-cell>
          <table:table-cell table:formula="of:=[.D187]/[.$D$13]" office:value-type="float" office:value="0.523287671232877" calcext:value-type="float">
            <text:p>0.52328767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0" calcext:value-type="float">
            <text:p>190</text:p>
          </table:table-cell>
          <table:table-cell table:formula="of:=[.D188]/[.$D$13]" office:value-type="float" office:value="0.520547945205479" calcext:value-type="float">
            <text:p>0.52054794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9" calcext:value-type="float">
            <text:p>189</text:p>
          </table:table-cell>
          <table:table-cell table:formula="of:=[.D189]/[.$D$13]" office:value-type="float" office:value="0.517808219178082" calcext:value-type="float">
            <text:p>0.51780821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8" calcext:value-type="float">
            <text:p>188</text:p>
          </table:table-cell>
          <table:table-cell table:formula="of:=[.D190]/[.$D$13]" office:value-type="float" office:value="0.515068493150685" calcext:value-type="float">
            <text:p>0.51506849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7" calcext:value-type="float">
            <text:p>187</text:p>
          </table:table-cell>
          <table:table-cell table:formula="of:=[.D191]/[.$D$13]" office:value-type="float" office:value="0.512328767123288" calcext:value-type="float">
            <text:p>0.51232876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6" calcext:value-type="float">
            <text:p>186</text:p>
          </table:table-cell>
          <table:table-cell table:formula="of:=[.D192]/[.$D$13]" office:value-type="float" office:value="0.50958904109589" calcext:value-type="float">
            <text:p>0.50958904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5" calcext:value-type="float">
            <text:p>185</text:p>
          </table:table-cell>
          <table:table-cell table:formula="of:=[.D193]/[.$D$13]" office:value-type="float" office:value="0.506849315068493" calcext:value-type="float">
            <text:p>0.50684931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table:formula="of:=[.D194]/[.$D$13]" office:value-type="float" office:value="0.504109589041096" calcext:value-type="float">
            <text:p>0.5041095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table:formula="of:=[.D195]/[.$D$13]" office:value-type="float" office:value="0.501369863013699" calcext:value-type="float">
            <text:p>0.5013698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2" calcext:value-type="float">
            <text:p>182</text:p>
          </table:table-cell>
          <table:table-cell table:formula="of:=[.D196]/[.$D$13]" office:value-type="float" office:value="0.498630136986301" calcext:value-type="float">
            <text:p>0.4986301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table:formula="of:=[.D197]/[.$D$13]" office:value-type="float" office:value="0.495890410958904" calcext:value-type="float">
            <text:p>0.4958904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0" calcext:value-type="float">
            <text:p>180</text:p>
          </table:table-cell>
          <table:table-cell table:formula="of:=[.D198]/[.$D$13]" office:value-type="float" office:value="0.493150684931507" calcext:value-type="float">
            <text:p>0.49315068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table:formula="of:=[.D199]/[.$D$13]" office:value-type="float" office:value="0.49041095890411" calcext:value-type="float">
            <text:p>0.49041095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table:formula="of:=[.D200]/[.$D$13]" office:value-type="float" office:value="0.487671232876712" calcext:value-type="float">
            <text:p>0.48767123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7" calcext:value-type="float">
            <text:p>177</text:p>
          </table:table-cell>
          <table:table-cell table:formula="of:=[.D201]/[.$D$13]" office:value-type="float" office:value="0.484931506849315" calcext:value-type="float">
            <text:p>0.48493150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6" calcext:value-type="float">
            <text:p>176</text:p>
          </table:table-cell>
          <table:table-cell table:formula="of:=[.D202]/[.$D$13]" office:value-type="float" office:value="0.482191780821918" calcext:value-type="float">
            <text:p>0.48219178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5" calcext:value-type="float">
            <text:p>175</text:p>
          </table:table-cell>
          <table:table-cell table:formula="of:=[.D203]/[.$D$13]" office:value-type="float" office:value="0.479452054794521" calcext:value-type="float">
            <text:p>0.47945205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4" calcext:value-type="float">
            <text:p>174</text:p>
          </table:table-cell>
          <table:table-cell table:formula="of:=[.D204]/[.$D$13]" office:value-type="float" office:value="0.476712328767123" calcext:value-type="float">
            <text:p>0.47671232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3" calcext:value-type="float">
            <text:p>173</text:p>
          </table:table-cell>
          <table:table-cell table:formula="of:=[.D205]/[.$D$13]" office:value-type="float" office:value="0.473972602739726" calcext:value-type="float">
            <text:p>0.47397260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 table:formula="of:=[.D206]/[.$D$13]" office:value-type="float" office:value="0.471232876712329" calcext:value-type="float">
            <text:p>0.47123287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1" calcext:value-type="float">
            <text:p>171</text:p>
          </table:table-cell>
          <table:table-cell table:formula="of:=[.D207]/[.$D$13]" office:value-type="float" office:value="0.468493150684932" calcext:value-type="float">
            <text:p>0.46849315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0" calcext:value-type="float">
            <text:p>170</text:p>
          </table:table-cell>
          <table:table-cell table:formula="of:=[.D208]/[.$D$13]" office:value-type="float" office:value="0.465753424657534" calcext:value-type="float">
            <text:p>0.46575342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9" calcext:value-type="float">
            <text:p>169</text:p>
          </table:table-cell>
          <table:table-cell table:formula="of:=[.D209]/[.$D$13]" office:value-type="float" office:value="0.463013698630137" calcext:value-type="float">
            <text:p>0.46301369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8" calcext:value-type="float">
            <text:p>168</text:p>
          </table:table-cell>
          <table:table-cell table:formula="of:=[.D210]/[.$D$13]" office:value-type="float" office:value="0.46027397260274" calcext:value-type="float">
            <text:p>0.46027397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7" calcext:value-type="float">
            <text:p>167</text:p>
          </table:table-cell>
          <table:table-cell table:formula="of:=[.D211]/[.$D$13]" office:value-type="float" office:value="0.457534246575342" calcext:value-type="float">
            <text:p>0.45753424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6" calcext:value-type="float">
            <text:p>166</text:p>
          </table:table-cell>
          <table:table-cell table:formula="of:=[.D212]/[.$D$13]" office:value-type="float" office:value="0.454794520547945" calcext:value-type="float">
            <text:p>0.45479452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5" calcext:value-type="float">
            <text:p>165</text:p>
          </table:table-cell>
          <table:table-cell table:formula="of:=[.D213]/[.$D$13]" office:value-type="float" office:value="0.452054794520548" calcext:value-type="float">
            <text:p>0.45205479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table:formula="of:=[.D214]/[.$D$13]" office:value-type="float" office:value="0.449315068493151" calcext:value-type="float">
            <text:p>0.44931506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3" calcext:value-type="float">
            <text:p>163</text:p>
          </table:table-cell>
          <table:table-cell table:formula="of:=[.D215]/[.$D$13]" office:value-type="float" office:value="0.446575342465753" calcext:value-type="float">
            <text:p>0.44657534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2" calcext:value-type="float">
            <text:p>162</text:p>
          </table:table-cell>
          <table:table-cell table:formula="of:=[.D216]/[.$D$13]" office:value-type="float" office:value="0.443835616438356" calcext:value-type="float">
            <text:p>0.44383561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1" calcext:value-type="float">
            <text:p>161</text:p>
          </table:table-cell>
          <table:table-cell table:formula="of:=[.D217]/[.$D$13]" office:value-type="float" office:value="0.441095890410959" calcext:value-type="float">
            <text:p>0.44109589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 table:formula="of:=[.D218]/[.$D$13]" office:value-type="float" office:value="0.438356164383562" calcext:value-type="float">
            <text:p>0.43835616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table:formula="of:=[.D219]/[.$D$13]" office:value-type="float" office:value="0.435616438356164" calcext:value-type="float">
            <text:p>0.43561643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table:formula="of:=[.D220]/[.$D$13]" office:value-type="float" office:value="0.432876712328767" calcext:value-type="float">
            <text:p>0.43287671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table:formula="of:=[.D221]/[.$D$13]" office:value-type="float" office:value="0.43013698630137" calcext:value-type="float">
            <text:p>0.43013698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6" calcext:value-type="float">
            <text:p>156</text:p>
          </table:table-cell>
          <table:table-cell table:formula="of:=[.D222]/[.$D$13]" office:value-type="float" office:value="0.427397260273973" calcext:value-type="float">
            <text:p>0.42739726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5" calcext:value-type="float">
            <text:p>155</text:p>
          </table:table-cell>
          <table:table-cell table:formula="of:=[.D223]/[.$D$13]" office:value-type="float" office:value="0.424657534246575" calcext:value-type="float">
            <text:p>0.42465753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4" calcext:value-type="float">
            <text:p>154</text:p>
          </table:table-cell>
          <table:table-cell table:formula="of:=[.D224]/[.$D$13]" office:value-type="float" office:value="0.421917808219178" calcext:value-type="float">
            <text:p>0.42191780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3" calcext:value-type="float">
            <text:p>153</text:p>
          </table:table-cell>
          <table:table-cell table:formula="of:=[.D225]/[.$D$13]" office:value-type="float" office:value="0.419178082191781" calcext:value-type="float">
            <text:p>0.41917808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2" calcext:value-type="float">
            <text:p>152</text:p>
          </table:table-cell>
          <table:table-cell table:formula="of:=[.D226]/[.$D$13]" office:value-type="float" office:value="0.416438356164384" calcext:value-type="float">
            <text:p>0.41643835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table:formula="of:=[.D227]/[.$D$13]" office:value-type="float" office:value="0.413698630136986" calcext:value-type="float">
            <text:p>0.41369863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table:formula="of:=[.D228]/[.$D$13]" office:value-type="float" office:value="0.410958904109589" calcext:value-type="float">
            <text:p>0.41095890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table:formula="of:=[.D229]/[.$D$13]" office:value-type="float" office:value="0.408219178082192" calcext:value-type="float">
            <text:p>0.40821917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 table:formula="of:=[.D230]/[.$D$13]" office:value-type="float" office:value="0.405479452054794" calcext:value-type="float">
            <text:p>0.40547945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table:formula="of:=[.D231]/[.$D$13]" office:value-type="float" office:value="0.402739726027397" calcext:value-type="float">
            <text:p>0.4027397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6" calcext:value-type="float">
            <text:p>146</text:p>
          </table:table-cell>
          <table:table-cell table:formula="of:=[.D232]/[.$D$13]"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formula="of:=[.D233]/[.$D$13]" office:value-type="float" office:value="0.397260273972603" calcext:value-type="float">
            <text:p>0.3972602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formula="of:=[.D234]/[.$D$13]" office:value-type="float" office:value="0.394520547945205" calcext:value-type="float">
            <text:p>0.39452054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table:formula="of:=[.D235]/[.$D$13]" office:value-type="float" office:value="0.391780821917808" calcext:value-type="float">
            <text:p>0.39178082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formula="of:=[.D236]/[.$D$13]" office:value-type="float" office:value="0.389041095890411" calcext:value-type="float">
            <text:p>0.38904109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table:formula="of:=[.D237]/[.$D$13]" office:value-type="float" office:value="0.386301369863014" calcext:value-type="float">
            <text:p>0.38630136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0" calcext:value-type="float">
            <text:p>140</text:p>
          </table:table-cell>
          <table:table-cell table:formula="of:=[.D238]/[.$D$13]" office:value-type="float" office:value="0.383561643835616" calcext:value-type="float">
            <text:p>0.38356164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formula="of:=[.D239]/[.$D$13]" office:value-type="float" office:value="0.380821917808219" calcext:value-type="float">
            <text:p>0.38082191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8" calcext:value-type="float">
            <text:p>138</text:p>
          </table:table-cell>
          <table:table-cell table:formula="of:=[.D240]/[.$D$13]" office:value-type="float" office:value="0.378082191780822" calcext:value-type="float">
            <text:p>0.37808219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formula="of:=[.D241]/[.$D$13]" office:value-type="float" office:value="0.375342465753425" calcext:value-type="float">
            <text:p>0.37534246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 table:formula="of:=[.D242]/[.$D$13]" office:value-type="float" office:value="0.372602739726027" calcext:value-type="float">
            <text:p>0.37260273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table:formula="of:=[.D243]/[.$D$13]" office:value-type="float" office:value="0.36986301369863" calcext:value-type="float">
            <text:p>0.36986301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4" calcext:value-type="float">
            <text:p>134</text:p>
          </table:table-cell>
          <table:table-cell table:formula="of:=[.D244]/[.$D$13]" office:value-type="float" office:value="0.367123287671233" calcext:value-type="float">
            <text:p>0.36712328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table:formula="of:=[.D245]/[.$D$13]" office:value-type="float" office:value="0.364383561643836" calcext:value-type="float">
            <text:p>0.36438356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2" calcext:value-type="float">
            <text:p>132</text:p>
          </table:table-cell>
          <table:table-cell table:formula="of:=[.D246]/[.$D$13]" office:value-type="float" office:value="0.361643835616438" calcext:value-type="float">
            <text:p>0.36164383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table:formula="of:=[.D247]/[.$D$13]" office:value-type="float" office:value="0.358904109589041" calcext:value-type="float">
            <text:p>0.35890410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formula="of:=[.D248]/[.$D$13]" office:value-type="float" office:value="0.356164383561644" calcext:value-type="float">
            <text:p>0.35616438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formula="of:=[.D249]/[.$D$13]" office:value-type="float" office:value="0.353424657534247" calcext:value-type="float">
            <text:p>0.35342465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8" calcext:value-type="float">
            <text:p>128</text:p>
          </table:table-cell>
          <table:table-cell table:formula="of:=[.D250]/[.$D$13]" office:value-type="float" office:value="0.350684931506849" calcext:value-type="float">
            <text:p>0.35068493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table:formula="of:=[.D251]/[.$D$13]" office:value-type="float" office:value="0.347945205479452" calcext:value-type="float">
            <text:p>0.34794520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table:formula="of:=[.D252]/[.$D$13]" office:value-type="float" office:value="0.345205479452055" calcext:value-type="float">
            <text:p>0.34520547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table:formula="of:=[.D253]/[.$D$13]" office:value-type="float" office:value="0.342465753424657" calcext:value-type="float">
            <text:p>0.34246575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table:formula="of:=[.D254]/[.$D$13]" office:value-type="float" office:value="0.33972602739726" calcext:value-type="float">
            <text:p>0.33972602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table:formula="of:=[.D255]/[.$D$13]" office:value-type="float" office:value="0.336986301369863" calcext:value-type="float">
            <text:p>0.33698630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formula="of:=[.D256]/[.$D$13]" office:value-type="float" office:value="0.334246575342466" calcext:value-type="float">
            <text:p>0.33424657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formula="of:=[.D257]/[.$D$13]" office:value-type="float" office:value="0.331506849315068" calcext:value-type="float">
            <text:p>0.33150684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0" calcext:value-type="float">
            <text:p>120</text:p>
          </table:table-cell>
          <table:table-cell table:formula="of:=[.D258]/[.$D$13]" office:value-type="float" office:value="0.328767123287671" calcext:value-type="float">
            <text:p>0.32876712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formula="of:=[.D259]/[.$D$13]" office:value-type="float" office:value="0.326027397260274" calcext:value-type="float">
            <text:p>0.32602739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8" calcext:value-type="float">
            <text:p>118</text:p>
          </table:table-cell>
          <table:table-cell table:formula="of:=[.D260]/[.$D$13]" office:value-type="float" office:value="0.323287671232877" calcext:value-type="float">
            <text:p>0.32328767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formula="of:=[.D261]/[.$D$13]" office:value-type="float" office:value="0.320547945205479" calcext:value-type="float">
            <text:p>0.32054794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formula="of:=[.D262]/[.$D$13]" office:value-type="float" office:value="0.317808219178082" calcext:value-type="float">
            <text:p>0.31780821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table:formula="of:=[.D263]/[.$D$13]" office:value-type="float" office:value="0.315068493150685" calcext:value-type="float">
            <text:p>0.31506849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4" calcext:value-type="float">
            <text:p>114</text:p>
          </table:table-cell>
          <table:table-cell table:formula="of:=[.D264]/[.$D$13]" office:value-type="float" office:value="0.312328767123288" calcext:value-type="float">
            <text:p>0.31232876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table:formula="of:=[.D265]/[.$D$13]" office:value-type="float" office:value="0.30958904109589" calcext:value-type="float">
            <text:p>0.30958904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formula="of:=[.D266]/[.$D$13]" office:value-type="float" office:value="0.306849315068493" calcext:value-type="float">
            <text:p>0.30684931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formula="of:=[.D267]/[.$D$13]" office:value-type="float" office:value="0.304109589041096" calcext:value-type="float">
            <text:p>0.3041095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0" calcext:value-type="float">
            <text:p>110</text:p>
          </table:table-cell>
          <table:table-cell table:formula="of:=[.D268]/[.$D$13]" office:value-type="float" office:value="0.301369863013699" calcext:value-type="float">
            <text:p>0.3013698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formula="of:=[.D269]/[.$D$13]" office:value-type="float" office:value="0.298630136986301" calcext:value-type="float">
            <text:p>0.2986301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formula="of:=[.D270]/[.$D$13]" office:value-type="float" office:value="0.295890410958904" calcext:value-type="float">
            <text:p>0.2958904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formula="of:=[.D271]/[.$D$13]" office:value-type="float" office:value="0.293150684931507" calcext:value-type="float">
            <text:p>0.29315068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table:formula="of:=[.D272]/[.$D$13]" office:value-type="float" office:value="0.29041095890411" calcext:value-type="float">
            <text:p>0.29041095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table:formula="of:=[.D273]/[.$D$13]" office:value-type="float" office:value="0.287671232876712" calcext:value-type="float">
            <text:p>0.28767123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4" calcext:value-type="float">
            <text:p>104</text:p>
          </table:table-cell>
          <table:table-cell table:formula="of:=[.D274]/[.$D$13]" office:value-type="float" office:value="0.284931506849315" calcext:value-type="float">
            <text:p>0.28493150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table:formula="of:=[.D275]/[.$D$13]" office:value-type="float" office:value="0.282191780821918" calcext:value-type="float">
            <text:p>0.28219178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table:formula="of:=[.D276]/[.$D$13]" office:value-type="float" office:value="0.279452054794521" calcext:value-type="float">
            <text:p>0.27945205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table:formula="of:=[.D277]/[.$D$13]" office:value-type="float" office:value="0.276712328767123" calcext:value-type="float">
            <text:p>0.27671232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formula="of:=[.D278]/[.$D$13]" office:value-type="float" office:value="0.273972602739726" calcext:value-type="float">
            <text:p>0.27397260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table:formula="of:=[.D279]/[.$D$13]" office:value-type="float" office:value="0.271232876712329" calcext:value-type="float">
            <text:p>0.27123287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8" calcext:value-type="float">
            <text:p>98</text:p>
          </table:table-cell>
          <table:table-cell table:formula="of:=[.D280]/[.$D$13]" office:value-type="float" office:value="0.268493150684932" calcext:value-type="float">
            <text:p>0.26849315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table:formula="of:=[.D281]/[.$D$13]" office:value-type="float" office:value="0.265753424657534" calcext:value-type="float">
            <text:p>0.26575342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formula="of:=[.D282]/[.$D$13]" office:value-type="float" office:value="0.263013698630137" calcext:value-type="float">
            <text:p>0.26301369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table:formula="of:=[.D283]/[.$D$13]" office:value-type="float" office:value="0.26027397260274" calcext:value-type="float">
            <text:p>0.26027397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" calcext:value-type="float">
            <text:p>94</text:p>
          </table:table-cell>
          <table:table-cell table:formula="of:=[.D284]/[.$D$13]" office:value-type="float" office:value="0.257534246575342" calcext:value-type="float">
            <text:p>0.25753424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table:formula="of:=[.D285]/[.$D$13]" office:value-type="float" office:value="0.254794520547945" calcext:value-type="float">
            <text:p>0.25479452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table:formula="of:=[.D286]/[.$D$13]" office:value-type="float" office:value="0.252054794520548" calcext:value-type="float">
            <text:p>0.25205479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table:formula="of:=[.D287]/[.$D$13]" office:value-type="float" office:value="0.249315068493151" calcext:value-type="float">
            <text:p>0.24931506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formula="of:=[.D288]/[.$D$13]" office:value-type="float" office:value="0.246575342465753" calcext:value-type="float">
            <text:p>0.24657534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table:formula="of:=[.D289]/[.$D$13]" office:value-type="float" office:value="0.243835616438356" calcext:value-type="float">
            <text:p>0.24383561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formula="of:=[.D290]/[.$D$13]" office:value-type="float" office:value="0.241095890410959" calcext:value-type="float">
            <text:p>0.24109589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table:formula="of:=[.D291]/[.$D$13]" office:value-type="float" office:value="0.238356164383562" calcext:value-type="float">
            <text:p>0.23835616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table:formula="of:=[.D292]/[.$D$13]" office:value-type="float" office:value="0.235616438356164" calcext:value-type="float">
            <text:p>0.23561643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formula="of:=[.D293]/[.$D$13]" office:value-type="float" office:value="0.232876712328767" calcext:value-type="float">
            <text:p>0.23287671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 table:formula="of:=[.D294]/[.$D$13]" office:value-type="float" office:value="0.23013698630137" calcext:value-type="float">
            <text:p>0.23013698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table:formula="of:=[.D295]/[.$D$13]" office:value-type="float" office:value="0.227397260273973" calcext:value-type="float">
            <text:p>0.22739726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formula="of:=[.D296]/[.$D$13]" office:value-type="float" office:value="0.224657534246575" calcext:value-type="float">
            <text:p>0.22465753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formula="of:=[.D297]/[.$D$13]" office:value-type="float" office:value="0.221917808219178" calcext:value-type="float">
            <text:p>0.22191780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formula="of:=[.D298]/[.$D$13]" office:value-type="float" office:value="0.219178082191781" calcext:value-type="float">
            <text:p>0.21917808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formula="of:=[.D299]/[.$D$13]" office:value-type="float" office:value="0.216438356164384" calcext:value-type="float">
            <text:p>0.21643835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formula="of:=[.D300]/[.$D$13]" office:value-type="float" office:value="0.213698630136986" calcext:value-type="float">
            <text:p>0.21369863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table:formula="of:=[.D301]/[.$D$13]" office:value-type="float" office:value="0.210958904109589" calcext:value-type="float">
            <text:p>0.21095890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formula="of:=[.D302]/[.$D$13]" office:value-type="float" office:value="0.208219178082192" calcext:value-type="float">
            <text:p>0.20821917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formula="of:=[.D303]/[.$D$13]" office:value-type="float" office:value="0.205479452054794" calcext:value-type="float">
            <text:p>0.20547945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formula="of:=[.D304]/[.$D$13]" office:value-type="float" office:value="0.202739726027397" calcext:value-type="float">
            <text:p>0.2027397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formula="of:=[.D305]/[.$D$13]"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formula="of:=[.D306]/[.$D$13]" office:value-type="float" office:value="0.197260273972603" calcext:value-type="float">
            <text:p>0.1972602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formula="of:=[.D307]/[.$D$13]" office:value-type="float" office:value="0.194520547945205" calcext:value-type="float">
            <text:p>0.1945205479</text:p>
          </table:table-cell>
          <table:table-cell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formula="of:=[.D308]/[.$D$13]" office:value-type="float" office:value="0.191780821917808" calcext:value-type="float">
            <text:p>0.19178082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formula="of:=[.D309]/[.$D$13]" office:value-type="float" office:value="0.189041095890411" calcext:value-type="float">
            <text:p>0.189041095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formula="of:=[.D310]/[.$D$13]" office:value-type="float" office:value="0.186301369863014" calcext:value-type="float">
            <text:p>0.1863013699</text:p>
          </table:table-cell>
          <table:table-cell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formula="of:=[.D311]/[.$D$13]" office:value-type="float" office:value="0.183561643835616" calcext:value-type="float">
            <text:p>0.183561643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formula="of:=[.D312]/[.$D$13]" office:value-type="float" office:value="0.180821917808219" calcext:value-type="float">
            <text:p>0.180821917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formula="of:=[.D313]/[.$D$13]" office:value-type="float" office:value="0.178082191780822" calcext:value-type="float">
            <text:p>0.17808219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formula="of:=[.D314]/[.$D$13]" office:value-type="float" office:value="0.175342465753425" calcext:value-type="float">
            <text:p>0.1753424658</text:p>
          </table:table-cell>
          <table:table-cell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formula="of:=[.D315]/[.$D$13]" office:value-type="float" office:value="0.172602739726027" calcext:value-type="float">
            <text:p>0.17260273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formula="of:=[.D316]/[.$D$13]" office:value-type="float" office:value="0.16986301369863" calcext:value-type="float">
            <text:p>0.16986301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formula="of:=[.D317]/[.$D$13]" office:value-type="float" office:value="0.167123287671233" calcext:value-type="float">
            <text:p>0.1671232877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formula="of:=[.D318]/[.$D$13]" office:value-type="float" office:value="0.164383561643836" calcext:value-type="float">
            <text:p>0.16438356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table:formula="of:=[.D319]/[.$D$13]" office:value-type="float" office:value="0.161643835616438" calcext:value-type="float">
            <text:p>0.16164383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8" calcext:value-type="float">
            <text:p>58</text:p>
          </table:table-cell>
          <table:table-cell table:formula="of:=[.D320]/[.$D$13]" office:value-type="float" office:value="0.158904109589041" calcext:value-type="float">
            <text:p>0.158904109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table:formula="of:=[.D321]/[.$D$13]" office:value-type="float" office:value="0.156164383561644" calcext:value-type="float">
            <text:p>0.1561643836</text:p>
          </table:table-cell>
          <table:table-cell/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table:formula="of:=[.D322]/[.$D$13]" office:value-type="float" office:value="0.153424657534247" calcext:value-type="float">
            <text:p>0.15342465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table:formula="of:=[.D323]/[.$D$13]" office:value-type="float" office:value="0.150684931506849" calcext:value-type="float">
            <text:p>0.15068493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4" calcext:value-type="float">
            <text:p>54</text:p>
          </table:table-cell>
          <table:table-cell table:formula="of:=[.D324]/[.$D$13]" office:value-type="float" office:value="0.147945205479452" calcext:value-type="float">
            <text:p>0.14794520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table:formula="of:=[.D325]/[.$D$13]" office:value-type="float" office:value="0.145205479452055" calcext:value-type="float">
            <text:p>0.14520547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table:formula="of:=[.D326]/[.$D$13]" office:value-type="float" office:value="0.142465753424658" calcext:value-type="float">
            <text:p>0.142465753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table:formula="of:=[.D327]/[.$D$13]" office:value-type="float" office:value="0.13972602739726" calcext:value-type="float">
            <text:p>0.1397260274</text:p>
          </table:table-cell>
          <table:table-cell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formula="of:=[.D328]/[.$D$13]" office:value-type="float" office:value="0.136986301369863" calcext:value-type="float">
            <text:p>0.1369863014</text:p>
          </table:table-cell>
          <table:table-cell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table:formula="of:=[.D329]/[.$D$13]" office:value-type="float" office:value="0.134246575342466" calcext:value-type="float">
            <text:p>0.134246575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table:formula="of:=[.D330]/[.$D$13]" office:value-type="float" office:value="0.131506849315068" calcext:value-type="float">
            <text:p>0.131506849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table:formula="of:=[.D331]/[.$D$13]" office:value-type="float" office:value="0.128767123287671" calcext:value-type="float">
            <text:p>0.12876712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 table:formula="of:=[.D332]/[.$D$13]" office:value-type="float" office:value="0.126027397260274" calcext:value-type="float">
            <text:p>0.1260273973</text:p>
          </table:table-cell>
          <table:table-cell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table:formula="of:=[.D333]/[.$D$13]" office:value-type="float" office:value="0.123287671232877" calcext:value-type="float">
            <text:p>0.12328767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table:formula="of:=[.D334]/[.$D$13]" office:value-type="float" office:value="0.120547945205479" calcext:value-type="float">
            <text:p>0.120547945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table:formula="of:=[.D335]/[.$D$13]" office:value-type="float" office:value="0.117808219178082" calcext:value-type="float">
            <text:p>0.11780821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 table:formula="of:=[.D336]/[.$D$13]" office:value-type="float" office:value="0.115068493150685" calcext:value-type="float">
            <text:p>0.115068493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table:formula="of:=[.D337]/[.$D$13]" office:value-type="float" office:value="0.112328767123288" calcext:value-type="float">
            <text:p>0.112328767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formula="of:=[.D338]/[.$D$13]" office:value-type="float" office:value="0.10958904109589" calcext:value-type="float">
            <text:p>0.10958904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table:formula="of:=[.D339]/[.$D$13]" office:value-type="float" office:value="0.106849315068493" calcext:value-type="float">
            <text:p>0.106849315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[.D340]/[.$D$13]" office:value-type="float" office:value="0.104109589041096" calcext:value-type="float">
            <text:p>0.1041095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[.D341]/[.$D$13]" office:value-type="float" office:value="0.101369863013699" calcext:value-type="float">
            <text:p>0.1013698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[.D342]/[.$D$13]" office:value-type="float" office:value="0.0986301369863014" calcext:value-type="float">
            <text:p>0.098630137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[.D343]/[.$D$13]" office:value-type="float" office:value="0.0958904109589041" calcext:value-type="float">
            <text:p>0.09589041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[.D344]/[.$D$13]" office:value-type="float" office:value="0.0931506849315069" calcext:value-type="float">
            <text:p>0.093150684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[.D345]/[.$D$13]" office:value-type="float" office:value="0.0904109589041096" calcext:value-type="float">
            <text:p>0.090410958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[.D346]/[.$D$13]" office:value-type="float" office:value="0.0876712328767123" calcext:value-type="float">
            <text:p>0.08767123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[.D347]/[.$D$13]" office:value-type="float" office:value="0.0849315068493151" calcext:value-type="float">
            <text:p>0.084931506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[.D348]/[.$D$13]" office:value-type="float" office:value="0.0821917808219178" calcext:value-type="float">
            <text:p>0.082191780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[.D349]/[.$D$13]" office:value-type="float" office:value="0.0794520547945206" calcext:value-type="float">
            <text:p>0.079452054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[.D350]/[.$D$13]" office:value-type="float" office:value="0.0767123287671233" calcext:value-type="float">
            <text:p>0.0767123288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[.D351]/[.$D$13]" office:value-type="float" office:value="0.073972602739726" calcext:value-type="float">
            <text:p>0.073972602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[.D352]/[.$D$13]" office:value-type="float" office:value="0.0712328767123288" calcext:value-type="float">
            <text:p>0.071232876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[.D353]/[.$D$13]" office:value-type="float" office:value="0.0684931506849315" calcext:value-type="float">
            <text:p>0.068493150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[.D354]/[.$D$13]" office:value-type="float" office:value="0.0657534246575342" calcext:value-type="float">
            <text:p>0.0657534247</text:p>
          </table:table-cell>
          <table:table-cell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[.D355]/[.$D$13]" office:value-type="float" office:value="0.063013698630137" calcext:value-type="float">
            <text:p>0.063013698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[.D356]/[.$D$13]" office:value-type="float" office:value="0.0602739726027397" calcext:value-type="float">
            <text:p>0.06027397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[.D357]/[.$D$13]" office:value-type="float" office:value="0.0575342465753425" calcext:value-type="float">
            <text:p>0.05753424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[.D358]/[.$D$13]" office:value-type="float" office:value="0.0547945205479452" calcext:value-type="float">
            <text:p>0.05479452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[.D359]/[.$D$13]" office:value-type="float" office:value="0.052054794520548" calcext:value-type="float">
            <text:p>0.052054794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[.D360]/[.$D$13]" office:value-type="float" office:value="0.0493150684931507" calcext:value-type="float">
            <text:p>0.04931506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[.D361]/[.$D$13]" office:value-type="float" office:value="0.0465753424657534" calcext:value-type="float">
            <text:p>0.04657534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[.D362]/[.$D$13]" office:value-type="float" office:value="0.0438356164383562" calcext:value-type="float">
            <text:p>0.043835616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formula="of:=[.D363]/[.$D$13]" office:value-type="float" office:value="0.0410958904109589" calcext:value-type="float">
            <text:p>0.04109589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formula="of:=[.D364]/[.$D$13]" office:value-type="float" office:value="0.0383561643835616" calcext:value-type="float">
            <text:p>0.038356164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formula="of:=[.D365]/[.$D$13]" office:value-type="float" office:value="0.0356164383561644" calcext:value-type="float">
            <text:p>0.035616438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formula="of:=[.D366]/[.$D$13]" office:value-type="float" office:value="0.0328767123287671" calcext:value-type="float">
            <text:p>0.032876712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formula="of:=[.D367]/[.$D$13]" office:value-type="float" office:value="0.0301369863013699" calcext:value-type="float">
            <text:p>0.03013698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formula="of:=[.D368]/[.$D$13]" office:value-type="float" office:value="0.0273972602739726" calcext:value-type="float">
            <text:p>0.027397260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formula="of:=[.D369]/[.$D$13]" office:value-type="float" office:value="0.0246575342465753" calcext:value-type="float">
            <text:p>0.0246575342</text:p>
          </table:table-cell>
          <table:table-cell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formula="of:=[.D370]/[.$D$13]" office:value-type="float" office:value="0.0219178082191781" calcext:value-type="float">
            <text:p>0.0219178082</text:p>
          </table:table-cell>
          <table:table-cell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formula="of:=[.D371]/[.$D$13]" office:value-type="float" office:value="0.0191780821917808" calcext:value-type="float">
            <text:p>0.01917808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formula="of:=[.D372]/[.$D$13]" office:value-type="float" office:value="0.0164383561643836" calcext:value-type="float">
            <text:p>0.016438356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formula="of:=[.D373]/[.$D$13]" office:value-type="float" office:value="0.0136986301369863" calcext:value-type="float">
            <text:p>0.013698630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formula="of:=[.D374]/[.$D$13]" office:value-type="float" office:value="0.010958904109589" calcext:value-type="float">
            <text:p>0.010958904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formula="of:=[.D375]/[.$D$13]" office:value-type="float" office:value="0.00821917808219178" calcext:value-type="float">
            <text:p>0.0082191781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formula="of:=[.D376]/[.$D$13]" office:value-type="float" office:value="0.00547945205479452" calcext:value-type="float">
            <text:p>0.00547945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formula="of:=[.D377]/[.$D$13]" office:value-type="float" office:value="0.00273972602739726" calcext:value-type="float">
            <text:p>0.002739726</text:p>
          </table:table-cell>
          <table:table-cell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formula="of:=[.D378]/[.$D$13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3:14:54.812000000</meta:creation-date>
    <dc:date>2015-09-01T13:22:26.200000000</dc:date>
    <meta:editing-duration>PT7M31S</meta:editing-duration>
    <meta:editing-cycles>1</meta:editing-cycles>
    <meta:document-statistic meta:table-count="1" meta:cell-count="841" meta:object-count="0"/>
    <meta:generator>LibreOffice/4.4.3.2$Windows_x86 LibreOffice_project/88805f81e9fe61362df02b9941de8e38a9b5fd16</meta:generator>
  </office:meta>
</office:document-meta>
</file>